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2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/>
      <style:text-properties style:font-name="細明體" style:font-name-asian="細明體" style:font-name-complex="細明體" style:font-family-generic="modern"/>
    </style:style>
    <style:style style:name="ce6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8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5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top" style:cell-protect="none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</style:style>
    <style:style style:name="ce1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8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" style:family="table-cell" style:parent-style-name="_21315__20998__20301__32_2" style:data-style-name="N50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" style:family="table-cell" style:parent-style-name="_19968__33324__32_4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_19968__33324__32_4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21315__20998__20301__91_0_93__32_4" style:data-style-name="N5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" style:family="table-cell" style:parent-style-name="_21315__20998__20301__91_0_93__32_4" style:data-style-name="N50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9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_19968__33324__32_4" style:data-style-name="N51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_19968__33324__32_4" style:data-style-name="N52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middle"/>
    </style:style>
    <style:style style:name="ce34" style:family="table-cell" style:parent-style-name="_21315__20998__20301__32_2" style:data-style-name="N5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19968__33324__32_4" style:data-style-name="N52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7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_19968__33324__32_4" style:data-style-name="N51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19968__33324__32_4" style:data-style-name="N52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19968__33324__32_4" style:data-style-name="N51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Default" style:data-style-name="N54">
      <style:table-cell-properties style:vertical-align="middle"/>
    </style:style>
    <style:style style:name="ce42" style:family="table-cell" style:parent-style-name="Default" style:data-style-name="N55">
      <style:table-cell-properties style:vertical-align="middle"/>
      <style:text-properties style:font-name="Times New Roman" style:font-name-asian="Times New Roman" style:font-name-complex="Times New Roman"/>
    </style:style>
    <style:style style:name="ce43" style:family="table-cell" style:parent-style-name="Default" style:data-style-name="N0">
      <style:table-cell-properties style:vertical-align="middle"/>
    </style:style>
    <style:style style:name="ce44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19968__33324__32_4" style:data-style-name="N56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19968__33324__32_4" style:data-style-name="N57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32_4" style:data-style-name="N5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automatic"/>
    </style:style>
    <style:style style:name="ce50" style:family="table-cell" style:parent-style-name="Default" style:data-style-name="N0">
      <style:table-cell-properties style:vertical-align="automatic"/>
    </style:style>
    <style:style style:name="ce51" style:family="table-cell" style:parent-style-name="Default" style:data-style-name="N54">
      <style:table-cell-properties style:vertical-align="automatic"/>
    </style:style>
    <style:style style:name="ce52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</style:style>
    <style:style style:name="ce53" style:family="table-cell" style:parent-style-name="_19968__33324__32_4" style:data-style-name="N56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4" style:family="table-cell" style:parent-style-name="_19968__33324__32_4" style:data-style-name="N57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5" style:family="table-cell" style:parent-style-name="_19968__33324__32_4" style:data-style-name="N5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5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57" style:family="table-cell" style:parent-style-name="_21315__20998__20301__91_0_93__32_4" style:data-style-name="N58">
      <style:table-cell-properties fo:border-top="thin solid #000000" fo:border-bottom="none" fo:border-left="thin solid #000000" fo:border-right="thin solid #000000" style:vertical-align="middle" fo:background-color="transparent"/>
    </style:style>
    <style:style style:name="ce58" style:family="table-cell" style:parent-style-name="_21315__20998__20301__91_0_93__32_4" style:data-style-name="N59">
      <style:table-cell-properties fo:border-top="thin solid #000000" fo:border-bottom="none" fo:border-left="thin solid #000000" fo:border-right="none" style:vertical-align="middle" fo:background-color="transparent"/>
    </style:style>
    <style:style style:name="ce59" style:family="table-cell" style:parent-style-name="_21315__20998__20301__91_0_93__32_4" style:data-style-name="N59">
      <style:table-cell-properties fo:border-top="thin solid #000000" fo:border-bottom="none" fo:border-left="none" fo:border-right="none" style:vertical-align="middle" fo:background-color="transparent"/>
    </style:style>
    <style:style style:name="ce6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61" style:family="table-cell" style:parent-style-name="_21315__20998__20301__91_0_93__32_4" style:data-style-name="N58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62" style:family="table-cell" style:parent-style-name="_21315__20998__20301__91_0_93__32_4" style:data-style-name="N6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</style:style>
    <style:style style:name="ce63" style:family="table-cell" style:parent-style-name="_21315__20998__20301__91_0_93__32_4" style:data-style-name="N59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64" style:family="table-cell" style:parent-style-name="_21315__20998__20301__91_0_93__32_4" style:data-style-name="N5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</style:style>
    <style:style style:name="ce65" style:family="table-cell" style:parent-style-name="_21315__20998__20301__91_0_93__32_4" style:data-style-name="N61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</style:style>
    <style:style style:name="ce66" style:family="table-cell" style:parent-style-name="_21315__20998__20301__91_0_93__32_4" style:data-style-name="N58">
      <style:table-cell-properties fo:border-top="none" fo:border-bottom="thin solid #000000" fo:border-left="thin solid #000000" fo:border-right="none" style:vertical-align="middle" fo:background-color="transparent"/>
    </style:style>
    <style:style style:name="ce6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68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6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0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71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72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3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74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75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7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8" style:family="table-cell" style:parent-style-name="Default" style:data-style-name="N0"/>
    <style:style style:name="ce79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80" style:family="table-cell" style:parent-style-name="Default" style:data-style-name="N0">
      <style:table-cell-properties fo:background-color="transparent"/>
    </style:style>
    <style:style style:name="ce81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2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3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85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7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88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9" style:family="table-cell" style:parent-style-name="_19968__33324__32_4" style:data-style-name="N62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19968__33324__32_4" style:data-style-name="N56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2" style:family="table-cell" style:parent-style-name="_21315__20998__20301__32_2" style:data-style-name="N63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21315__20998__20301__32_2" style:data-style-name="N64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Default" style:data-style-name="N6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19968__33324__32_4" style:data-style-name="N56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19968__33324___36895__22577__34920_" style:data-style-name="N48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9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98" style:family="table-cell" style:parent-style-name="Default" style:data-style-name="N63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Default" style:data-style-name="N64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101" style:family="table-cell" style:parent-style-name="Default" style:data-style-name="N63">
      <style:table-cell-properties fo:background-color="transparent"/>
      <style:text-properties style:font-name="Times New Roman" style:font-name-asian="Times New Roman" style:font-name-complex="Times New Roman"/>
    </style:style>
    <style:style style:name="ce102" style:family="table-cell" style:parent-style-name="Default" style:data-style-name="N64">
      <style:table-cell-properties fo:background-color="transparent"/>
      <style:text-properties style:font-name="Times New Roman" style:font-name-asian="Times New Roman" style:font-name-complex="Times New Roman"/>
    </style:style>
    <style:style style:name="ce103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</style:style>
    <style:style style:name="ce104" style:family="table-cell" style:parent-style-name="Default" style:data-style-name="N62">
      <style:text-properties style:font-name="Times New Roman" style:font-name-asian="Times New Roman" style:font-name-complex="Times New Roman"/>
    </style:style>
    <style:style style:name="ce105" style:family="table-cell" style:parent-style-name="_19968__33324__32_4" style:data-style-name="N56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7" style:family="table-cell" style:parent-style-name="_21315__20998__20301__91_0_93__96-09" style:data-style-name="N66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_21315__20998__20301__91_0_93__96-09" style:data-style-name="N67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10" style:family="table-cell" style:parent-style-name="_21315__20998__20301__32_2" style:data-style-name="N66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1" style:family="table-cell" style:parent-style-name="_21315__20998__20301__32_2" style:data-style-name="N67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</style:style>
    <style:style style:name="ce112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cell-protect="protected" style:repeat-content="false"/>
      <style:paragraph-properties fo:text-align="center"/>
    </style:style>
    <style:style style:name="ce113" style:family="table-cell" style:parent-style-name="Default" style:data-style-name="N63">
      <style:table-cell-properties fo:border-top="none" fo:border-bottom="thin solid #000000" fo:border-left="none" fo:border-right="thin solid #000000" fo:background-color="transparent"/>
      <style:text-properties style:font-name="Times New Roman" style:font-name-asian="Times New Roman" style:font-name-complex="Times New Roman"/>
    </style:style>
    <style:style style:name="ce114" style:family="table-cell" style:parent-style-name="_21315__20998__20301__32_2" style:data-style-name="N66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15" style:family="table-cell" style:parent-style-name="_21315__20998__20301__32_2" style:data-style-name="N66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16" style:family="table-cell" style:parent-style-name="_21315__20998__20301__32_2" style:data-style-name="N66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17" style:family="table-cell" style:parent-style-name="Default" style:data-style-name="N66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18" style:family="table-cell" style:parent-style-name="Default" style:data-style-name="N66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119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20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21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2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2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124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125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26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30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1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3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3.59833333333333cm"/>
    </style:style>
    <style:style style:name="co7" style:family="table-column">
      <style:table-column-properties fo:break-before="auto" style:column-width="3.33375cm"/>
    </style:style>
    <style:style style:name="co8" style:family="table-column">
      <style:table-column-properties fo:break-before="auto" style:column-width="2.01083333333333cm"/>
    </style:style>
    <style:style style:name="co9" style:family="table-column">
      <style:table-column-properties fo:break-before="auto" style:column-width="2.936875cm" style:use-optimal-column-width="true"/>
    </style:style>
    <style:style style:name="co10" style:family="table-column">
      <style:table-column-properties fo:break-before="auto" style:column-width="1.87854166666667cm"/>
    </style:style>
    <style:style style:name="co11" style:family="table-column">
      <style:table-column-properties fo:break-before="auto" style:column-width="2.48708333333333cm"/>
    </style:style>
    <style:style style:name="co12" style:family="table-column">
      <style:table-column-properties fo:break-before="auto" style:column-width="3.06916666666667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936875cm"/>
    </style:style>
    <style:style style:name="co15" style:family="table-column">
      <style:table-column-properties fo:break-before="auto" style:column-width="2.8575cm"/>
    </style:style>
    <style:style style:name="co16" style:family="table-column">
      <style:table-column-properties fo:break-before="auto" style:column-width="2.88395833333333cm"/>
    </style:style>
    <style:style style:name="co17" style:family="table-column">
      <style:table-column-properties fo:break-before="auto" style:column-width="3.571875cm"/>
    </style:style>
    <style:style style:name="co18" style:family="table-column">
      <style:table-column-properties fo:break-before="auto" style:column-width="3.360208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35pt" style:use-optimal-row-height="false" fo:break-before="auto"/>
    </style:style>
    <style:style style:name="ro4" style:family="table-row">
      <style:table-row-properties style:row-height="21.6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6.9pt" style:use-optimal-row-height="false" fo:break-before="auto"/>
    </style:style>
    <style:style style:name="ro7" style:family="table-row">
      <style:table-row-properties style:row-height="16.15pt" style:use-optimal-row-height="false" fo:break-before="auto"/>
    </style:style>
    <style:style style:name="ro8" style:family="table-row">
      <style:table-row-properties style:row-height="17.45pt" style:use-optimal-row-height="false" fo:break-before="auto"/>
    </style:style>
    <style:style style:name="ro9" style:family="table-row">
      <style:table-row-properties style:row-height="34.9pt" style:use-optimal-row-height="false" fo:break-before="auto"/>
    </style:style>
    <style:style style:name="ro10" style:family="table-row">
      <style:table-row-properties style:row-height="33pt" style:use-optimal-row-height="false" fo:break-before="auto"/>
    </style:style>
    <style:style style:name="ro11" style:family="table-row">
      <style:table-row-properties style:row-height="19.9pt" style:use-optimal-row-height="false" fo:break-before="auto"/>
    </style:style>
    <style:style style:name="ro12" style:family="table-row">
      <style:table-row-properties style:row-height="16.5pt" style:use-optimal-row-height="true" fo:break-before="auto"/>
    </style:style>
    <style:style style:name="ro13" style:family="table-row">
      <style:table-row-properties style:row-height="23.1pt" style:use-optimal-row-height="false" fo:break-before="auto"/>
    </style:style>
    <style:style style:name="ro14" style:family="table-row">
      <style:table-row-properties style:row-height="21.4pt" style:use-optimal-row-height="false" fo:break-before="auto"/>
    </style:style>
    <style:style style:name="ro15" style:family="table-row">
      <style:table-row-properties style:row-height="22.15pt" style:use-optimal-row-height="false" fo:break-before="auto"/>
    </style:style>
    <style:style style:name="ro16" style:family="table-row">
      <style:table-row-properties style:row-height="24pt" style:use-optimal-row-height="false" fo:break-before="auto"/>
    </style:style>
    <style:style style:name="ro17" style:family="table-row">
      <style:table-row-properties style:row-height="22.9pt" style:use-optimal-row-height="false" fo:break-before="auto"/>
    </style:style>
    <style:style style:name="ro18" style:family="table-row">
      <style:table-row-properties style:row-height="25.9pt" style:use-optimal-row-height="false" fo:break-before="auto"/>
    </style:style>
    <style:style style:name="ro19" style:family="table-row">
      <style:table-row-properties style:row-height="20.1pt" style:use-optimal-row-height="false" fo:break-before="auto"/>
    </style:style>
    <style:style style:name="ro20" style:family="table-row">
      <style:table-row-properties style:row-height="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新02性比例等-年月別" table:style-name="ta1">
        <table:table-column table:style-name="co1" table:default-cell-style-name="ce10"/>
        <table:table-column table:style-name="co2" table:default-cell-style-name="ce10"/>
        <table:table-column table:style-name="co3" table:number-columns-repeated="2" table:default-cell-style-name="ce10"/>
        <table:table-column table:style-name="co4" table:default-cell-style-name="ce10"/>
        <table:table-column table:style-name="co5" table:default-cell-style-name="ce10"/>
        <table:table-column table:style-name="co1" table:number-columns-repeated="3" table:default-cell-style-name="ce10"/>
        <table:table-column table:style-name="co6" table:default-cell-style-name="ce10"/>
        <table:table-column table:style-name="co7" table:default-cell-style-name="ce10"/>
        <table:table-column table:style-name="co1" table:default-cell-style-name="ce10"/>
        <table:table-column table:style-name="co8" table:default-cell-style-name="ce10"/>
        <table:table-column table:style-name="co9" table:default-cell-style-name="ce10"/>
        <table:table-column table:style-name="co10" table:number-columns-repeated="16370" table:default-cell-style-name="ce10"/>
        <table:table-row table:style-name="ro1">
          <table:table-cell office:value-type="string" table:number-columns-spanned="12" table:number-rows-spanned="1" table:style-name="ce122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1"/>
        </table:table-row>
        <table:table-row table:style-name="ro2">
          <table:table-cell table:style-name="ce2"/>
          <table:table-cell table:number-columns-repeated="9" table:style-name="ce3"/>
          <table:table-cell office:value-type="string" table:style-name="ce4">
            <text:p><text:s text:c="10"/>單位：平方公里；個；戶；人</text:p>
          </table:table-cell>
          <table:table-cell table:style-name="ce5"/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132">
            <text:p><text:s/>年<text:s/>月 底 別</text:p>
          </table:table-cell>
          <table:table-cell office:value-type="string" table:style-name="ce6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7">
            <text:p>鄉鎮</text:p>
          </table:table-cell>
          <table:table-cell office:value-type="string" table:number-columns-spanned="1" table:number-rows-spanned="2" table:style-name="ce133">
            <text:p>村里數</text:p>
          </table:table-cell>
          <table:table-cell office:value-type="string" table:number-columns-spanned="1" table:number-rows-spanned="2" table:style-name="ce133">
            <text:p>鄰<text:span text:style-name="T3"><text:s text:c="2"/></text:span>數</text:p>
          </table:table-cell>
          <table:table-cell office:value-type="string" table:number-columns-spanned="1" table:number-rows-spanned="2" table:style-name="ce133">
            <text:p>戶<text:span text:style-name="T3"><text:s text:c="2"/></text:span>數</text:p>
          </table:table-cell>
          <table:table-cell office:value-type="string" table:number-columns-spanned="3" table:number-rows-spanned="1" table:style-name="ce133">
            <text:p>人　　口　　數</text:p>
          </table:table-cell>
          <table:covered-table-cell table:number-columns-repeated="2"/>
          <table:table-cell office:value-type="string" table:style-name="ce8">
            <text:p>性別比例<text:span text:style-name="T3"><text:s/>(<text:s/></text:span>每百</text:p>
          </table:table-cell>
          <table:table-cell office:value-type="string" table:style-name="ce9">
            <text:p>人口密度 ( 每平</text:p>
          </table:table-cell>
          <table:table-cell office:value-type="string" table:style-name="ce9">
            <text:p>戶<text:s/>量 ( 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11">
            <text:p>( 平方公里 )</text:p>
          </table:table-cell>
          <table:table-cell office:value-type="string" table:style-name="ce12">
            <text:p>市區數</text:p>
          </table:table-cell>
          <table:covered-table-cell/>
          <table:covered-table-cell/>
          <table:covered-table-cell/>
          <table:table-cell office:value-type="string" table:style-name="ce13">
            <text:p>總<text:span text:style-name="T3"><text:s text:c="3"/></text:span>計</text:p>
          </table:table-cell>
          <table:table-cell office:value-type="string" table:style-name="ce13">
            <text:p>男</text:p>
          </table:table-cell>
          <table:table-cell office:value-type="string" table:style-name="ce14">
            <text:p>女</text:p>
          </table:table-cell>
          <table:table-cell office:value-type="string" table:style-name="ce15">
            <text:p>女子所當男子數<text:span text:style-name="T3"><text:s/>)</text:span></text:p>
          </table:table-cell>
          <table:table-cell office:value-type="string" table:style-name="ce16">
            <text:p>方公里人口數 )</text:p>
          </table:table-cell>
          <table:table-cell office:value-type="string" table:style-name="ce16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87 年</text:p>
          </table:table-cell>
          <table:table-cell office:value-type="float" office:value="36188.035400000001" table:style-name="ce18">
            <text:p><text:s text:c="3"/>36,188.0354</text:p>
          </table:table-cell>
          <table:table-cell office:value-type="float" office:value="369" table:style-name="ce19">
            <text:p><text:s text:c="3"/>369</text:p>
          </table:table-cell>
          <table:table-cell office:value-type="float" office:value="7755" table:style-name="ce19">
            <text:p><text:s text:c="3"/>7,755</text:p>
          </table:table-cell>
          <table:table-cell office:value-type="float" office:value="143104" table:style-name="ce19">
            <text:p><text:s text:c="3"/>143,104</text:p>
          </table:table-cell>
          <table:table-cell office:value-type="float" office:value="6369768" table:style-name="ce20">
            <text:p><text:s text:c="3"/>6,369,768</text:p>
          </table:table-cell>
          <table:table-cell office:value-type="float" office:value="21928591" table:style-name="ce20">
            <text:p><text:s text:c="3"/>21,928,591</text:p>
          </table:table-cell>
          <table:table-cell office:value-type="float" office:value="11243408" table:style-name="ce19">
            <text:p><text:s text:c="3"/>11,243,408</text:p>
          </table:table-cell>
          <table:table-cell office:value-type="float" office:value="10685183" table:style-name="ce21">
            <text:p><text:s text:c="3"/>10,685,183</text:p>
          </table:table-cell>
          <table:table-cell office:value-type="float" office:value="105.22" table:style-name="ce22">
            <text:p><text:s text:c="3"/>105.22</text:p>
          </table:table-cell>
          <table:table-cell office:value-type="float" office:value="605.96" table:style-name="ce22">
            <text:p><text:s text:c="3"/>605.96</text:p>
          </table:table-cell>
          <table:table-cell office:value-type="float" office:value="3.44" table:style-name="ce23">
            <text:p><text:s text:c="3"/>3.44</text:p>
          </table:table-cell>
          <table:table-cell table:number-columns-repeated="16372"/>
        </table:table-row>
        <table:table-row table:style-name="ro5">
          <table:table-cell office:value-type="string" table:style-name="ce17">
            <text:p>88 年</text:p>
          </table:table-cell>
          <table:table-cell office:value-type="float" office:value="36188.035400000001" table:style-name="ce18">
            <text:p><text:s text:c="3"/>36,188.0354</text:p>
          </table:table-cell>
          <table:table-cell office:value-type="float" office:value="369" table:style-name="ce24">
            <text:p><text:s text:c="3"/>369</text:p>
          </table:table-cell>
          <table:table-cell office:value-type="float" office:value="7755" table:style-name="ce24">
            <text:p><text:s text:c="3"/>7,755</text:p>
          </table:table-cell>
          <table:table-cell office:value-type="float" office:value="143471" table:style-name="ce24">
            <text:p><text:s text:c="3"/>143,471</text:p>
          </table:table-cell>
          <table:table-cell office:value-type="float" office:value="6532466" table:style-name="ce25">
            <text:p><text:s text:c="3"/>6,532,466</text:p>
          </table:table-cell>
          <table:table-cell office:value-type="float" office:value="22092387" table:style-name="ce20">
            <text:p><text:s text:c="3"/>22,092,387</text:p>
          </table:table-cell>
          <table:table-cell office:value-type="float" office:value="11312728" table:style-name="ce26">
            <text:p><text:s text:c="3"/>11,312,728</text:p>
          </table:table-cell>
          <table:table-cell office:value-type="float" office:value="10779659" table:style-name="ce27">
            <text:p><text:s text:c="3"/>10,779,659</text:p>
          </table:table-cell>
          <table:table-cell office:value-type="float" office:value="104.95" table:style-name="ce22">
            <text:p><text:s text:c="3"/>104.95</text:p>
          </table:table-cell>
          <table:table-cell office:value-type="float" office:value="610.49" table:style-name="ce22">
            <text:p><text:s text:c="3"/>610.49</text:p>
          </table:table-cell>
          <table:table-cell office:value-type="float" office:value="3.38" table:style-name="ce23">
            <text:p><text:s text:c="3"/>3.38</text:p>
          </table:table-cell>
          <table:table-cell table:number-columns-repeated="16372"/>
        </table:table-row>
        <table:table-row table:style-name="ro5">
          <table:table-cell office:value-type="string" table:style-name="ce17">
            <text:p>89 年</text:p>
          </table:table-cell>
          <table:table-cell office:value-type="float" office:value="36188.035400000001" table:style-name="ce18">
            <text:p><text:s text:c="3"/>36,188.0354</text:p>
          </table:table-cell>
          <table:table-cell office:value-type="float" office:value="369" table:style-name="ce24">
            <text:p><text:s text:c="3"/>369</text:p>
          </table:table-cell>
          <table:table-cell office:value-type="float" office:value="7756" table:style-name="ce24">
            <text:p><text:s text:c="3"/>7,756</text:p>
          </table:table-cell>
          <table:table-cell office:value-type="float" office:value="144112" table:style-name="ce24">
            <text:p><text:s text:c="3"/>144,112</text:p>
          </table:table-cell>
          <table:table-cell office:value-type="float" office:value="6681685" table:style-name="ce27">
            <text:p><text:s text:c="3"/>6,681,685</text:p>
          </table:table-cell>
          <table:table-cell office:value-type="float" office:value="22276672" table:style-name="ce20">
            <text:p><text:s text:c="3"/>22,276,672</text:p>
          </table:table-cell>
          <table:table-cell office:value-type="float" office:value="11392050" table:style-name="ce26">
            <text:p><text:s text:c="3"/>11,392,050</text:p>
          </table:table-cell>
          <table:table-cell office:value-type="float" office:value="10884622" table:style-name="ce27">
            <text:p><text:s text:c="3"/>10,884,622</text:p>
          </table:table-cell>
          <table:table-cell office:value-type="float" office:value="104.66" table:style-name="ce22">
            <text:p><text:s text:c="3"/>104.66</text:p>
          </table:table-cell>
          <table:table-cell office:value-type="float" office:value="615.58000000000004" table:style-name="ce22">
            <text:p><text:s text:c="3"/>615.58</text:p>
          </table:table-cell>
          <table:table-cell office:value-type="float" office:value="3.33" table:style-name="ce23">
            <text:p><text:s text:c="3"/>3.33</text:p>
          </table:table-cell>
          <table:table-cell table:number-columns-repeated="16372"/>
        </table:table-row>
        <table:table-row table:style-name="ro5">
          <table:table-cell office:value-type="string" table:style-name="ce17">
            <text:p>90 年</text:p>
          </table:table-cell>
          <table:table-cell office:value-type="float" office:value="36188.035400000001" table:style-name="ce18">
            <text:p><text:s text:c="3"/>36,188.0354</text:p>
          </table:table-cell>
          <table:table-cell office:value-type="float" office:value="369" table:style-name="ce19">
            <text:p><text:s text:c="3"/>369</text:p>
          </table:table-cell>
          <table:table-cell office:value-type="float" office:value="7775" table:style-name="ce19">
            <text:p><text:s text:c="3"/>7,775</text:p>
          </table:table-cell>
          <table:table-cell office:value-type="float" office:value="145196" table:style-name="ce21">
            <text:p><text:s text:c="3"/>145,196</text:p>
          </table:table-cell>
          <table:table-cell office:value-type="float" office:value="6802281" table:style-name="ce19">
            <text:p><text:s text:c="3"/>6,802,281</text:p>
          </table:table-cell>
          <table:table-cell office:value-type="float" office:value="22405568" table:style-name="ce20">
            <text:p><text:s text:c="3"/>22,405,568</text:p>
          </table:table-cell>
          <table:table-cell office:value-type="float" office:value="11441651" table:style-name="ce19">
            <text:p><text:s text:c="3"/>11,441,651</text:p>
          </table:table-cell>
          <table:table-cell office:value-type="float" office:value="10963917" table:style-name="ce21">
            <text:p><text:s text:c="3"/>10,963,917</text:p>
          </table:table-cell>
          <table:table-cell office:value-type="float" office:value="104.36" table:style-name="ce22">
            <text:p><text:s text:c="3"/>104.36</text:p>
          </table:table-cell>
          <table:table-cell office:value-type="float" office:value="619.14" table:style-name="ce22">
            <text:p><text:s text:c="3"/>619.14</text:p>
          </table:table-cell>
          <table:table-cell office:value-type="float" office:value="3.29" table:style-name="ce23">
            <text:p><text:s text:c="3"/>3.29</text:p>
          </table:table-cell>
          <table:table-cell table:number-columns-repeated="16372"/>
        </table:table-row>
        <table:table-row table:style-name="ro5">
          <table:table-cell office:value-type="string" table:style-name="ce17">
            <text:p>91 年</text:p>
          </table:table-cell>
          <table:table-cell office:value-type="float" office:value="36188.035400000001" table:style-name="ce18">
            <text:p><text:s text:c="3"/>36,188.0354</text:p>
          </table:table-cell>
          <table:table-cell office:value-type="float" office:value="369" table:style-name="ce19">
            <text:p><text:s text:c="3"/>369</text:p>
          </table:table-cell>
          <table:table-cell office:value-type="float" office:value="7809" table:style-name="ce19">
            <text:p><text:s text:c="3"/>7,809</text:p>
          </table:table-cell>
          <table:table-cell office:value-type="float" office:value="146266" table:style-name="ce21">
            <text:p><text:s text:c="3"/>146,266</text:p>
          </table:table-cell>
          <table:table-cell office:value-type="float" office:value="6925019" table:style-name="ce19">
            <text:p><text:s text:c="3"/>6,925,019</text:p>
          </table:table-cell>
          <table:table-cell office:value-type="float" office:value="22520776" table:style-name="ce20">
            <text:p><text:s text:c="3"/>22,520,776</text:p>
          </table:table-cell>
          <table:table-cell office:value-type="float" office:value="11485409" table:style-name="ce19">
            <text:p><text:s text:c="3"/>11,485,409</text:p>
          </table:table-cell>
          <table:table-cell office:value-type="float" office:value="11035367" table:style-name="ce21">
            <text:p><text:s text:c="3"/>11,035,367</text:p>
          </table:table-cell>
          <table:table-cell office:value-type="float" office:value="104.08" table:style-name="ce22">
            <text:p><text:s text:c="3"/>104.08</text:p>
          </table:table-cell>
          <table:table-cell office:value-type="float" office:value="622.33000000000004" table:style-name="ce22">
            <text:p><text:s text:c="3"/>622.33</text:p>
          </table:table-cell>
          <table:table-cell office:value-type="float" office:value="3.25" table:style-name="ce23">
            <text:p><text:s text:c="3"/>3.25</text:p>
          </table:table-cell>
          <table:table-cell table:number-columns-repeated="16372"/>
        </table:table-row>
        <table:table-row table:style-name="ro5">
          <table:table-cell office:value-type="string" table:style-name="ce28">
            <text:p>92 年</text:p>
          </table:table-cell>
          <table:table-cell office:value-type="float" office:value="36188.035400000001" table:style-name="ce29">
            <text:p><text:s text:c="3"/>36,188.0354</text:p>
          </table:table-cell>
          <table:table-cell office:value-type="float" office:value="369" table:style-name="ce30">
            <text:p><text:s text:c="3"/>369</text:p>
          </table:table-cell>
          <table:table-cell office:value-type="float" office:value="7809" table:style-name="ce30">
            <text:p><text:s text:c="3"/>7,809</text:p>
          </table:table-cell>
          <table:table-cell office:value-type="float" office:value="145971" table:style-name="ce30">
            <text:p><text:s text:c="3"/>145,971</text:p>
          </table:table-cell>
          <table:table-cell office:value-type="float" office:value="7047168" table:style-name="ce30">
            <text:p><text:s text:c="3"/>7,047,168</text:p>
          </table:table-cell>
          <table:table-cell office:value-type="float" office:value="22604550" table:style-name="ce30">
            <text:p><text:s text:c="3"/>22,604,550</text:p>
          </table:table-cell>
          <table:table-cell office:value-type="float" office:value="11515062" table:style-name="ce30">
            <text:p><text:s text:c="3"/>11,515,062</text:p>
          </table:table-cell>
          <table:table-cell office:value-type="float" office:value="11089488" table:style-name="ce30">
            <text:p><text:s text:c="3"/>11,089,488</text:p>
          </table:table-cell>
          <table:table-cell office:value-type="float" office:value="103.84" table:style-name="ce31">
            <text:p><text:s text:c="3"/>103.84</text:p>
          </table:table-cell>
          <table:table-cell office:value-type="float" office:value="624.64" table:style-name="ce31">
            <text:p><text:s text:c="3"/>624.64</text:p>
          </table:table-cell>
          <table:table-cell office:value-type="float" office:value="3.21" table:style-name="ce32">
            <text:p><text:s text:c="3"/>3.21</text:p>
          </table:table-cell>
          <table:table-cell table:number-columns-repeated="16372" table:style-name="ce33"/>
        </table:table-row>
        <table:table-row table:style-name="ro5">
          <table:table-cell office:value-type="string" table:style-name="ce28">
            <text:p>93 年</text:p>
          </table:table-cell>
          <table:table-cell office:value-type="float" office:value="36188.035400000001" table:style-name="ce29">
            <text:p><text:s text:c="3"/>36,188.0354</text:p>
          </table:table-cell>
          <table:table-cell office:value-type="float" office:value="368" table:style-name="ce34">
            <text:p><text:s text:c="3"/>368</text:p>
          </table:table-cell>
          <table:table-cell office:value-type="float" office:value="7810" table:style-name="ce34">
            <text:p><text:s text:c="3"/>7,810</text:p>
          </table:table-cell>
          <table:table-cell office:value-type="float" office:value="146225" table:style-name="ce34">
            <text:p><text:s text:c="3"/>146,225</text:p>
          </table:table-cell>
          <table:table-cell office:value-type="float" office:value="7179943" table:style-name="ce34">
            <text:p><text:s text:c="3"/>7,179,943</text:p>
          </table:table-cell>
          <table:table-cell office:value-type="float" office:value="22689122" table:style-name="ce34">
            <text:p><text:s text:c="3"/>22,689,122</text:p>
          </table:table-cell>
          <table:table-cell office:value-type="float" office:value="11541585" table:style-name="ce34">
            <text:p><text:s text:c="3"/>11,541,585</text:p>
          </table:table-cell>
          <table:table-cell office:value-type="float" office:value="11147537" table:style-name="ce34">
            <text:p><text:s text:c="3"/>11,147,537</text:p>
          </table:table-cell>
          <table:table-cell office:value-type="float" office:value="103.53" table:style-name="ce31">
            <text:p><text:s text:c="3"/>103.53</text:p>
          </table:table-cell>
          <table:table-cell office:value-type="float" office:value="626.98" table:style-name="ce31">
            <text:p><text:s text:c="3"/>626.98</text:p>
          </table:table-cell>
          <table:table-cell office:value-type="float" office:value="3.16" table:style-name="ce35">
            <text:p><text:s text:c="3"/>3.16</text:p>
          </table:table-cell>
          <table:table-cell table:number-columns-repeated="16372" table:style-name="ce33"/>
        </table:table-row>
        <table:table-row table:style-name="ro5">
          <table:table-cell office:value-type="string" table:style-name="ce28">
            <text:p>94 年</text:p>
          </table:table-cell>
          <table:table-cell office:value-type="float" office:value="36188.035400000001" table:style-name="ce29">
            <text:p><text:s text:c="3"/>36,188.0354</text:p>
          </table:table-cell>
          <table:table-cell office:value-type="float" office:value="368" table:style-name="ce30">
            <text:p><text:s text:c="3"/>368</text:p>
          </table:table-cell>
          <table:table-cell office:value-type="float" office:value="7833" table:style-name="ce30">
            <text:p><text:s text:c="3"/>7,833</text:p>
          </table:table-cell>
          <table:table-cell office:value-type="float" office:value="146967" table:style-name="ce30">
            <text:p><text:s text:c="3"/>146,967</text:p>
          </table:table-cell>
          <table:table-cell office:value-type="float" office:value="7292879" table:style-name="ce30">
            <text:p><text:s text:c="3"/>7,292,879</text:p>
          </table:table-cell>
          <table:table-cell office:value-type="float" office:value="22770383" table:style-name="ce34">
            <text:p><text:s text:c="3"/>22,770,383</text:p>
          </table:table-cell>
          <table:table-cell office:value-type="float" office:value="11562440" table:style-name="ce30">
            <text:p><text:s text:c="3"/>11,562,440</text:p>
          </table:table-cell>
          <table:table-cell office:value-type="float" office:value="11207943" table:style-name="ce30">
            <text:p><text:s text:c="3"/>11,207,943</text:p>
          </table:table-cell>
          <table:table-cell office:value-type="float" office:value="103.16" table:style-name="ce31">
            <text:p><text:s text:c="3"/>103.16</text:p>
          </table:table-cell>
          <table:table-cell office:value-type="float" office:value="629.22" table:style-name="ce31">
            <text:p><text:s text:c="3"/>629.22</text:p>
          </table:table-cell>
          <table:table-cell office:value-type="float" office:value="3.12" table:style-name="ce35">
            <text:p><text:s text:c="3"/>3.12</text:p>
          </table:table-cell>
          <table:table-cell table:number-columns-repeated="16372" table:style-name="ce33"/>
        </table:table-row>
        <table:table-row table:style-name="ro5">
          <table:table-cell office:value-type="string" table:style-name="ce28">
            <text:p>95 年</text:p>
          </table:table-cell>
          <table:table-cell office:value-type="float" office:value="36188.035400000001" table:style-name="ce29">
            <text:p><text:s text:c="3"/>36,188.0354</text:p>
          </table:table-cell>
          <table:table-cell office:value-type="float" office:value="368" table:style-name="ce30">
            <text:p><text:s text:c="3"/>368</text:p>
          </table:table-cell>
          <table:table-cell office:value-type="float" office:value="7828" table:style-name="ce30">
            <text:p><text:s text:c="3"/>7,828</text:p>
          </table:table-cell>
          <table:table-cell office:value-type="float" office:value="147134" table:style-name="ce30">
            <text:p><text:s text:c="3"/>147,134</text:p>
          </table:table-cell>
          <table:table-cell office:value-type="float" office:value="7394758" table:style-name="ce30">
            <text:p><text:s text:c="3"/>7,394,758</text:p>
          </table:table-cell>
          <table:table-cell office:value-type="float" office:value="22876527" table:style-name="ce34">
            <text:p><text:s text:c="3"/>22,876,527</text:p>
          </table:table-cell>
          <table:table-cell office:value-type="float" office:value="11591707" table:style-name="ce30">
            <text:p><text:s text:c="3"/>11,591,707</text:p>
          </table:table-cell>
          <table:table-cell office:value-type="float" office:value="11284820" table:style-name="ce30">
            <text:p><text:s text:c="3"/>11,284,820</text:p>
          </table:table-cell>
          <table:table-cell office:value-type="float" office:value="102.72" table:style-name="ce31">
            <text:p><text:s text:c="3"/>102.72</text:p>
          </table:table-cell>
          <table:table-cell office:value-type="float" office:value="632.16" table:style-name="ce31">
            <text:p><text:s text:c="3"/>632.16</text:p>
          </table:table-cell>
          <table:table-cell office:value-type="float" office:value="3.09" table:style-name="ce32">
            <text:p><text:s text:c="3"/>3.09</text:p>
          </table:table-cell>
          <table:table-cell table:number-columns-repeated="16372" table:style-name="ce33"/>
        </table:table-row>
        <table:table-row table:style-name="ro5">
          <table:table-cell office:value-type="string" table:style-name="ce28">
            <text:p>96 年</text:p>
          </table:table-cell>
          <table:table-cell office:value-type="float" office:value="36189.505000000012" table:style-name="ce29">
            <text:p><text:s text:c="3"/>36,189.5050</text:p>
          </table:table-cell>
          <table:table-cell office:value-type="float" office:value="368" table:style-name="ce30">
            <text:p><text:s text:c="3"/>368</text:p>
          </table:table-cell>
          <table:table-cell office:value-type="float" office:value="7826" table:style-name="ce30">
            <text:p><text:s text:c="3"/>7,826</text:p>
          </table:table-cell>
          <table:table-cell office:value-type="float" office:value="147342" table:style-name="ce30">
            <text:p><text:s text:c="3"/>147,342</text:p>
          </table:table-cell>
          <table:table-cell office:value-type="float" office:value="7512449" table:style-name="ce30">
            <text:p><text:s text:c="3"/>7,512,449</text:p>
          </table:table-cell>
          <table:table-cell office:value-type="float" office:value="22958360" table:style-name="ce34">
            <text:p><text:s text:c="3"/>22,958,360</text:p>
          </table:table-cell>
          <table:table-cell office:value-type="float" office:value="11608767" table:style-name="ce30">
            <text:p><text:s text:c="3"/>11,608,767</text:p>
          </table:table-cell>
          <table:table-cell office:value-type="float" office:value="11349593" table:style-name="ce30">
            <text:p><text:s text:c="3"/>11,349,593</text:p>
          </table:table-cell>
          <table:table-cell office:value-type="float" office:value="102.28" table:style-name="ce31">
            <text:p><text:s text:c="3"/>102.28</text:p>
          </table:table-cell>
          <table:table-cell office:value-type="float" office:value="634.39" table:style-name="ce31">
            <text:p><text:s text:c="3"/>634.39</text:p>
          </table:table-cell>
          <table:table-cell office:value-type="float" office:value="3.06" table:style-name="ce32">
            <text:p><text:s text:c="3"/>3.06</text:p>
          </table:table-cell>
          <table:table-cell table:number-columns-repeated="16372" table:style-name="ce33"/>
        </table:table-row>
        <table:table-row table:style-name="ro5">
          <table:table-cell office:value-type="string" table:style-name="ce28">
            <text:p>97 年</text:p>
          </table:table-cell>
          <table:table-cell office:value-type="float" office:value="36189.505000000012" table:style-name="ce29">
            <text:p><text:s text:c="3"/>36,189.5050</text:p>
          </table:table-cell>
          <table:table-cell office:value-type="float" office:value="368" table:style-name="ce30">
            <text:p><text:s text:c="3"/>368</text:p>
          </table:table-cell>
          <table:table-cell office:value-type="float" office:value="7827" table:style-name="ce30">
            <text:p><text:s text:c="3"/>7,827</text:p>
          </table:table-cell>
          <table:table-cell office:value-type="float" office:value="147591" table:style-name="ce30">
            <text:p><text:s text:c="3"/>147,591</text:p>
          </table:table-cell>
          <table:table-cell office:value-type="float" office:value="7655772" table:style-name="ce30">
            <text:p><text:s text:c="3"/>7,655,772</text:p>
          </table:table-cell>
          <table:table-cell office:value-type="float" office:value="23037031" table:style-name="ce34">
            <text:p><text:s text:c="3"/>23,037,031</text:p>
          </table:table-cell>
          <table:table-cell office:value-type="float" office:value="11626351" table:style-name="ce30">
            <text:p><text:s text:c="3"/>11,626,351</text:p>
          </table:table-cell>
          <table:table-cell office:value-type="float" office:value="11410680" table:style-name="ce30">
            <text:p><text:s text:c="3"/>11,410,680</text:p>
          </table:table-cell>
          <table:table-cell office:value-type="float" office:value="101.89" table:style-name="ce31">
            <text:p><text:s text:c="3"/>101.89</text:p>
          </table:table-cell>
          <table:table-cell office:value-type="float" office:value="636.57000000000005" table:style-name="ce31">
            <text:p><text:s text:c="3"/>636.57</text:p>
          </table:table-cell>
          <table:table-cell office:value-type="float" office:value="3.01" table:style-name="ce32">
            <text:p><text:s text:c="3"/>3.01</text:p>
          </table:table-cell>
          <table:table-cell table:number-columns-repeated="16372" table:style-name="ce33"/>
        </table:table-row>
        <table:table-row table:style-name="ro5">
          <table:table-cell office:value-type="string" table:style-name="ce28">
            <text:p>98 年</text:p>
          </table:table-cell>
          <table:table-cell office:value-type="float" office:value="36191.466699999997" table:style-name="ce29">
            <text:p><text:s text:c="3"/>36,191.4667</text:p>
          </table:table-cell>
          <table:table-cell office:value-type="float" office:value="368" table:style-name="ce30">
            <text:p><text:s text:c="3"/>368</text:p>
          </table:table-cell>
          <table:table-cell office:value-type="float" office:value="7834" table:style-name="ce30">
            <text:p><text:s text:c="3"/>7,834</text:p>
          </table:table-cell>
          <table:table-cell office:value-type="float" office:value="147863" table:style-name="ce30">
            <text:p><text:s text:c="3"/>147,863</text:p>
          </table:table-cell>
          <table:table-cell office:value-type="float" office:value="7805834" table:style-name="ce30">
            <text:p><text:s text:c="3"/>7,805,834</text:p>
          </table:table-cell>
          <table:table-cell office:value-type="float" office:value="23119772" table:style-name="ce34">
            <text:p><text:s text:c="3"/>23,119,772</text:p>
          </table:table-cell>
          <table:table-cell office:value-type="float" office:value="11636734" table:style-name="ce30">
            <text:p><text:s text:c="3"/>11,636,734</text:p>
          </table:table-cell>
          <table:table-cell office:value-type="float" office:value="11483038" table:style-name="ce30">
            <text:p><text:s text:c="3"/>11,483,038</text:p>
          </table:table-cell>
          <table:table-cell office:value-type="float" office:value="101.34" table:style-name="ce31">
            <text:p><text:s text:c="3"/>101.34</text:p>
          </table:table-cell>
          <table:table-cell office:value-type="float" office:value="638.82000000000005" table:style-name="ce31">
            <text:p><text:s text:c="3"/>638.82</text:p>
          </table:table-cell>
          <table:table-cell office:value-type="float" office:value="2.96" table:style-name="ce32">
            <text:p><text:s text:c="3"/>2.96</text:p>
          </table:table-cell>
          <table:table-cell table:number-columns-repeated="16372" table:style-name="ce33"/>
        </table:table-row>
        <table:table-row table:style-name="ro5">
          <table:table-cell office:value-type="string" table:style-name="ce28">
            <text:p>99 年</text:p>
          </table:table-cell>
          <table:table-cell office:value-type="float" office:value="36191.466700000012" table:style-name="ce29">
            <text:p><text:s text:c="3"/>36,191.4667</text:p>
          </table:table-cell>
          <table:table-cell office:value-type="float" office:value="368" table:style-name="ce30">
            <text:p><text:s text:c="3"/>368</text:p>
          </table:table-cell>
          <table:table-cell office:value-type="float" office:value="7835" table:style-name="ce30">
            <text:p><text:s text:c="3"/>7,835</text:p>
          </table:table-cell>
          <table:table-cell office:value-type="float" office:value="147877" table:style-name="ce30">
            <text:p><text:s text:c="3"/>147,877</text:p>
          </table:table-cell>
          <table:table-cell office:value-type="float" office:value="7937024" table:style-name="ce30">
            <text:p><text:s text:c="3"/>7,937,024</text:p>
          </table:table-cell>
          <table:table-cell office:value-type="float" office:value="23162123" table:style-name="ce34">
            <text:p><text:s text:c="3"/>23,162,123</text:p>
          </table:table-cell>
          <table:table-cell office:value-type="float" office:value="11635225" table:style-name="ce30">
            <text:p><text:s text:c="3"/>11,635,225</text:p>
          </table:table-cell>
          <table:table-cell office:value-type="float" office:value="11526898" table:style-name="ce30">
            <text:p><text:s text:c="3"/>11,526,898</text:p>
          </table:table-cell>
          <table:table-cell office:value-type="float" office:value="100.94" table:style-name="ce31">
            <text:p><text:s text:c="3"/>100.94</text:p>
          </table:table-cell>
          <table:table-cell office:value-type="float" office:value="639.99" table:style-name="ce31">
            <text:p><text:s text:c="3"/>639.99</text:p>
          </table:table-cell>
          <table:table-cell office:value-type="float" office:value="2.92" table:style-name="ce32">
            <text:p><text:s text:c="3"/>2.92</text:p>
          </table:table-cell>
          <table:table-cell table:number-columns-repeated="16372" table:style-name="ce33"/>
        </table:table-row>
        <table:table-row table:style-name="ro5">
          <table:table-cell office:value-type="string" table:style-name="ce36">
            <text:p>100 年</text:p>
          </table:table-cell>
          <table:table-cell office:value-type="float" office:value="36192.815499999997" table:style-name="ce37">
            <text:p><text:s text:c="3"/>36,192.8155</text:p>
          </table:table-cell>
          <table:table-cell office:value-type="float" office:value="368" table:style-name="ce19">
            <text:p><text:s text:c="3"/>368</text:p>
          </table:table-cell>
          <table:table-cell office:value-type="float" office:value="7835" table:style-name="ce19">
            <text:p><text:s text:c="3"/>7,835</text:p>
          </table:table-cell>
          <table:table-cell office:value-type="float" office:value="147828" table:style-name="ce19">
            <text:p><text:s text:c="3"/>147,828</text:p>
          </table:table-cell>
          <table:table-cell office:value-type="float" office:value="8057761" table:style-name="ce19">
            <text:p><text:s text:c="3"/>8,057,761</text:p>
          </table:table-cell>
          <table:table-cell office:value-type="float" office:value="23224912" table:style-name="ce20">
            <text:p><text:s text:c="3"/>23,224,912</text:p>
          </table:table-cell>
          <table:table-cell office:value-type="float" office:value="11645674" table:style-name="ce19">
            <text:p><text:s text:c="3"/>11,645,674</text:p>
          </table:table-cell>
          <table:table-cell office:value-type="float" office:value="11579238" table:style-name="ce19">
            <text:p><text:s text:c="3"/>11,579,238</text:p>
          </table:table-cell>
          <table:table-cell office:value-type="float" office:value="100.57" table:style-name="ce38">
            <text:p><text:s text:c="3"/>100.57</text:p>
          </table:table-cell>
          <table:table-cell office:value-type="float" office:value="641.70000000000005" table:style-name="ce38">
            <text:p><text:s text:c="3"/>641.70</text:p>
          </table:table-cell>
          <table:table-cell office:value-type="float" office:value="2.88" table:style-name="ce39">
            <text:p><text:s text:c="3"/>2.88</text:p>
          </table:table-cell>
          <table:table-cell table:number-columns-repeated="16372" table:style-name="ce33"/>
        </table:table-row>
        <table:table-row table:style-name="ro5">
          <table:table-cell office:value-type="string" table:style-name="ce36">
            <text:p>101 年</text:p>
          </table:table-cell>
          <table:table-cell office:value-type="float" office:value="36192.815499999997" table:style-name="ce37">
            <text:p><text:s text:c="3"/>36,192.8155</text:p>
          </table:table-cell>
          <table:table-cell office:value-type="float" office:value="368" table:style-name="ce19">
            <text:p><text:s text:c="3"/>368</text:p>
          </table:table-cell>
          <table:table-cell office:value-type="float" office:value="7835" table:style-name="ce19">
            <text:p><text:s text:c="3"/>7,835</text:p>
          </table:table-cell>
          <table:table-cell office:value-type="float" office:value="148358" table:style-name="ce19">
            <text:p><text:s text:c="3"/>148,358</text:p>
          </table:table-cell>
          <table:table-cell office:value-type="float" office:value="8186432" table:style-name="ce19">
            <text:p><text:s text:c="3"/>8,186,432</text:p>
          </table:table-cell>
          <table:table-cell office:value-type="float" office:value="23315822" table:style-name="ce20">
            <text:p><text:s text:c="3"/>23,315,822</text:p>
          </table:table-cell>
          <table:table-cell office:value-type="float" office:value="11673319" table:style-name="ce19">
            <text:p><text:s text:c="3"/>11,673,319</text:p>
          </table:table-cell>
          <table:table-cell office:value-type="float" office:value="11642503" table:style-name="ce19">
            <text:p><text:s text:c="3"/>11,642,503</text:p>
          </table:table-cell>
          <table:table-cell office:value-type="float" office:value="100.26" table:style-name="ce40">
            <text:p><text:s text:c="3"/>100.26</text:p>
          </table:table-cell>
          <table:table-cell office:value-type="float" office:value="644.21" table:style-name="ce40">
            <text:p><text:s text:c="3"/>644.21</text:p>
          </table:table-cell>
          <table:table-cell office:value-type="float" office:value="2.85" table:style-name="ce39">
            <text:p><text:s text:c="3"/>2.85</text:p>
          </table:table-cell>
          <table:table-cell table:style-name="ce41"/>
          <table:table-cell table:number-columns-repeated="16371" table:style-name="ce33"/>
        </table:table-row>
        <table:table-row table:style-name="ro5">
          <table:table-cell office:value-type="string" table:style-name="ce36">
            <text:p>102 年</text:p>
          </table:table-cell>
          <table:table-cell office:value-type="float" office:value="36192.815499999997" table:style-name="ce37">
            <text:p><text:s text:c="3"/>36,192.8155</text:p>
          </table:table-cell>
          <table:table-cell office:value-type="float" office:value="368" table:style-name="ce19">
            <text:p><text:s text:c="3"/>368</text:p>
          </table:table-cell>
          <table:table-cell office:value-type="float" office:value="7839" table:style-name="ce19">
            <text:p><text:s text:c="3"/>7,839</text:p>
          </table:table-cell>
          <table:table-cell office:value-type="float" office:value="148587" table:style-name="ce19">
            <text:p><text:s text:c="3"/>148,587</text:p>
          </table:table-cell>
          <table:table-cell office:value-type="float" office:value="8286260" table:style-name="ce19">
            <text:p><text:s text:c="3"/>8,286,260</text:p>
          </table:table-cell>
          <table:table-cell office:value-type="float" office:value="23373517" table:style-name="ce20">
            <text:p><text:s text:c="3"/>23,373,517</text:p>
          </table:table-cell>
          <table:table-cell office:value-type="float" office:value="11684674" table:style-name="ce19">
            <text:p><text:s text:c="3"/>11,684,674</text:p>
          </table:table-cell>
          <table:table-cell office:value-type="float" office:value="11688843" table:style-name="ce19">
            <text:p><text:s text:c="3"/>11,688,843</text:p>
          </table:table-cell>
          <table:table-cell office:value-type="float" office:value="99.96" table:style-name="ce40">
            <text:p><text:s text:c="3"/>99.96</text:p>
          </table:table-cell>
          <table:table-cell office:value-type="float" office:value="645.80999999999995" table:style-name="ce40">
            <text:p><text:s text:c="3"/>645.81</text:p>
          </table:table-cell>
          <table:table-cell office:value-type="float" office:value="2.82" table:style-name="ce39">
            <text:p><text:s text:c="3"/>2.82</text:p>
          </table:table-cell>
          <table:table-cell table:number-columns-repeated="3" table:style-name="ce42"/>
          <table:table-cell table:style-name="ce43"/>
          <table:table-cell table:number-columns-repeated="16368" table:style-name="ce33"/>
        </table:table-row>
        <table:table-row table:style-name="ro5">
          <table:table-cell office:value-type="string" table:style-name="ce36">
            <text:p>103 年</text:p>
          </table:table-cell>
          <table:table-cell office:value-type="float" office:value="36192.815499999997" table:style-name="ce37">
            <text:p><text:s text:c="3"/>36,192.8155</text:p>
          </table:table-cell>
          <table:table-cell office:value-type="float" office:value="368" table:style-name="ce19">
            <text:p><text:s text:c="3"/>368</text:p>
          </table:table-cell>
          <table:table-cell office:value-type="float" office:value="7851" table:style-name="ce19">
            <text:p><text:s text:c="3"/>7,851</text:p>
          </table:table-cell>
          <table:table-cell office:value-type="float" office:value="147785" table:style-name="ce19">
            <text:p><text:s text:c="3"/>147,785</text:p>
          </table:table-cell>
          <table:table-cell office:value-type="float" office:value="8382699" table:style-name="ce19">
            <text:p><text:s text:c="3"/>8,382,699</text:p>
          </table:table-cell>
          <table:table-cell office:value-type="float" office:value="23433753" table:style-name="ce20">
            <text:p><text:s text:c="3"/>23,433,753</text:p>
          </table:table-cell>
          <table:table-cell office:value-type="float" office:value="11697971" table:style-name="ce19">
            <text:p><text:s text:c="3"/>11,697,971</text:p>
          </table:table-cell>
          <table:table-cell office:value-type="float" office:value="11735782" table:style-name="ce19">
            <text:p><text:s text:c="3"/>11,735,782</text:p>
          </table:table-cell>
          <table:table-cell office:value-type="float" office:value="99.68" table:style-name="ce40">
            <text:p><text:s text:c="3"/>99.68</text:p>
          </table:table-cell>
          <table:table-cell office:value-type="float" office:value="647.47" table:style-name="ce40">
            <text:p><text:s text:c="3"/>647.47</text:p>
          </table:table-cell>
          <table:table-cell office:value-type="float" office:value="2.8" table:style-name="ce39">
            <text:p><text:s text:c="3"/>2.80</text:p>
          </table:table-cell>
          <table:table-cell table:number-columns-repeated="3" table:style-name="ce42"/>
          <table:table-cell table:style-name="ce43"/>
          <table:table-cell table:number-columns-repeated="16368" table:style-name="ce33"/>
        </table:table-row>
        <table:table-row table:style-name="ro5">
          <table:table-cell office:value-type="string" table:style-name="ce36">
            <text:p>104 年</text:p>
          </table:table-cell>
          <table:table-cell office:value-type="float" office:value="36197.066899999998" table:style-name="ce37">
            <text:p><text:s text:c="3"/>36,197.0669</text:p>
          </table:table-cell>
          <table:table-cell office:value-type="float" office:value="368" table:style-name="ce19">
            <text:p><text:s text:c="3"/>368</text:p>
          </table:table-cell>
          <table:table-cell office:value-type="float" office:value="7851" table:style-name="ce19">
            <text:p><text:s text:c="3"/>7,851</text:p>
          </table:table-cell>
          <table:table-cell office:value-type="float" office:value="147478" table:style-name="ce19">
            <text:p><text:s text:c="3"/>147,478</text:p>
          </table:table-cell>
          <table:table-cell office:value-type="float" office:value="8468978" table:style-name="ce19">
            <text:p><text:s text:c="3"/>8,468,978</text:p>
          </table:table-cell>
          <table:table-cell office:value-type="float" office:value="23492074" table:style-name="ce20">
            <text:p><text:s text:c="3"/>23,492,074</text:p>
          </table:table-cell>
          <table:table-cell office:value-type="float" office:value="11712047" table:style-name="ce19">
            <text:p><text:s text:c="3"/>11,712,047</text:p>
          </table:table-cell>
          <table:table-cell office:value-type="float" office:value="11780027" table:style-name="ce19">
            <text:p><text:s text:c="3"/>11,780,027</text:p>
          </table:table-cell>
          <table:table-cell office:value-type="float" office:value="99.422921526410761" table:style-name="ce40">
            <text:p><text:s text:c="3"/>99.42</text:p>
          </table:table-cell>
          <table:table-cell office:value-type="float" office:value="649" table:style-name="ce40">
            <text:p><text:s text:c="3"/>649.00</text:p>
          </table:table-cell>
          <table:table-cell office:value-type="float" office:value="2.7738971573665676" table:style-name="ce39">
            <text:p><text:s text:c="3"/>2.77</text:p>
          </table:table-cell>
          <table:table-cell table:number-columns-repeated="3" table:style-name="ce42"/>
          <table:table-cell table:style-name="ce43"/>
          <table:table-cell table:number-columns-repeated="16368" table:style-name="ce33"/>
        </table:table-row>
        <table:table-row table:style-name="ro5">
          <table:table-cell office:value-type="string" table:style-name="ce44">
            <text:p>105 年</text:p>
          </table:table-cell>
          <table:table-cell office:value-type="float" office:value="36197.066899999998" table:style-name="ce37">
            <text:p><text:s text:c="3"/>36,197.0669</text:p>
          </table:table-cell>
          <table:table-cell office:value-type="float" office:value="368" table:style-name="ce46">
            <text:p><text:s text:c="3"/>368</text:p>
          </table:table-cell>
          <table:table-cell office:value-type="float" office:value="7851" table:style-name="ce46">
            <text:p><text:s text:c="3"/>7,851</text:p>
          </table:table-cell>
          <table:table-cell office:value-type="float" office:value="147373" table:style-name="ce46">
            <text:p><text:s text:c="3"/>147,373</text:p>
          </table:table-cell>
          <table:table-cell office:value-type="float" office:value="8561383" table:style-name="ce46">
            <text:p><text:s text:c="3"/>8,561,383</text:p>
          </table:table-cell>
          <table:table-cell office:value-type="float" office:value="23539816" table:style-name="ce46">
            <text:p><text:s text:c="3"/>23,539,816</text:p>
          </table:table-cell>
          <table:table-cell office:value-type="float" office:value="11719270" table:style-name="ce46">
            <text:p><text:s text:c="3"/>11,719,270</text:p>
          </table:table-cell>
          <table:table-cell office:value-type="float" office:value="11820546" table:style-name="ce46">
            <text:p><text:s text:c="3"/>11,820,546</text:p>
          </table:table-cell>
          <table:table-cell office:value-type="float" office:value="99.14" table:style-name="ce47">
            <text:p>99.14</text:p>
          </table:table-cell>
          <table:table-cell office:value-type="float" office:value="650.32000000000005" table:style-name="ce47">
            <text:p>650.32</text:p>
          </table:table-cell>
          <table:table-cell office:value-type="float" office:value="2.75" table:style-name="ce48">
            <text:p>2.75</text:p>
          </table:table-cell>
          <table:table-cell table:number-columns-repeated="3" table:style-name="ce42"/>
          <table:table-cell table:style-name="ce43"/>
          <table:table-cell table:number-columns-repeated="16368" table:style-name="ce33"/>
        </table:table-row>
        <table:table-row table:style-name="ro6">
          <table:table-cell office:value-type="string" table:style-name="ce44">
            <text:p>106 年</text:p>
          </table:table-cell>
          <table:table-cell office:value-type="float" office:value="36197.066899999998" table:style-name="ce37">
            <text:p><text:s text:c="3"/>36,197.0669</text:p>
          </table:table-cell>
          <table:table-cell office:value-type="float" office:value="368" table:style-name="ce46">
            <text:p><text:s text:c="3"/>368</text:p>
          </table:table-cell>
          <table:table-cell office:value-type="float" office:value="7851" table:style-name="ce46">
            <text:p><text:s text:c="3"/>7,851</text:p>
          </table:table-cell>
          <table:table-cell office:value-type="float" office:value="147520" table:style-name="ce46">
            <text:p><text:s text:c="3"/>147,520</text:p>
          </table:table-cell>
          <table:table-cell office:value-type="float" office:value="8649000" table:style-name="ce46">
            <text:p><text:s text:c="3"/>8,649,000</text:p>
          </table:table-cell>
          <table:table-cell office:value-type="float" office:value="23571227" table:style-name="ce46">
            <text:p><text:s text:c="3"/>23,571,227</text:p>
          </table:table-cell>
          <table:table-cell office:value-type="float" office:value="11719580" table:style-name="ce46">
            <text:p><text:s text:c="3"/>11,719,580</text:p>
          </table:table-cell>
          <table:table-cell office:value-type="float" office:value="11851647" table:style-name="ce46">
            <text:p><text:s text:c="3"/>11,851,647</text:p>
          </table:table-cell>
          <table:table-cell office:value-type="float" office:value="98.89" table:style-name="ce47">
            <text:p>98.89</text:p>
          </table:table-cell>
          <table:table-cell office:value-type="float" office:value="651.19000000000005" table:style-name="ce47">
            <text:p>651.19</text:p>
          </table:table-cell>
          <table:table-cell office:value-type="float" office:value="2.73" table:style-name="ce48">
            <text:p>2.73</text:p>
          </table:table-cell>
          <table:table-cell table:number-columns-repeated="3" table:style-name="ce42"/>
          <table:table-cell table:style-name="ce49"/>
          <table:table-cell table:number-columns-repeated="16368" table:style-name="ce50"/>
        </table:table-row>
        <table:table-row table:style-name="ro6">
          <table:table-cell office:value-type="string" table:style-name="ce44">
            <text:p>107 年</text:p>
          </table:table-cell>
          <table:table-cell office:value-type="float" office:value="36197.066899999998" table:style-name="ce37">
            <text:p><text:s text:c="3"/>36,197.0669</text:p>
          </table:table-cell>
          <table:table-cell office:value-type="float" office:value="368" table:style-name="ce46">
            <text:p><text:s text:c="3"/>368</text:p>
          </table:table-cell>
          <table:table-cell office:value-type="float" office:value="7760" table:style-name="ce46">
            <text:p><text:s text:c="3"/>7,760</text:p>
          </table:table-cell>
          <table:table-cell office:value-type="float" office:value="142734" table:style-name="ce46">
            <text:p><text:s text:c="3"/>142,734</text:p>
          </table:table-cell>
          <table:table-cell office:value-type="float" office:value="8734477" table:style-name="ce46">
            <text:p><text:s text:c="3"/>8,734,477</text:p>
          </table:table-cell>
          <table:table-cell office:value-type="float" office:value="23588932" table:style-name="ce46">
            <text:p><text:s text:c="3"/>23,588,932</text:p>
          </table:table-cell>
          <table:table-cell office:value-type="float" office:value="11712913" table:style-name="ce46">
            <text:p><text:s text:c="3"/>11,712,913</text:p>
          </table:table-cell>
          <table:table-cell office:value-type="float" office:value="11876019" table:style-name="ce46">
            <text:p><text:s text:c="3"/>11,876,019</text:p>
          </table:table-cell>
          <table:table-cell office:value-type="float" office:value="98.63" table:style-name="ce47">
            <text:p>98.63</text:p>
          </table:table-cell>
          <table:table-cell office:value-type="float" office:value="651.67999999999995" table:style-name="ce47">
            <text:p>651.68</text:p>
          </table:table-cell>
          <table:table-cell office:value-type="float" office:value="2.7" table:style-name="ce48">
            <text:p>2.70</text:p>
          </table:table-cell>
          <table:table-cell table:style-name="ce51"/>
          <table:table-cell table:number-columns-repeated="16371" table:style-name="ce10"/>
        </table:table-row>
        <table:table-row table:style-name="ro6">
          <table:table-cell office:value-type="string" table:style-name="ce52">
            <text:p>9月</text:p>
          </table:table-cell>
          <table:table-cell office:value-type="float" office:value="36197.066899999998" table:style-name="ce131">
            <text:p><text:s text:c="3"/>36,197.0669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760" table:style-name="ce53">
            <text:p><text:s text:c="3"/>7,760</text:p>
          </table:table-cell>
          <table:table-cell office:value-type="float" office:value="142727" table:style-name="ce53">
            <text:p><text:s text:c="3"/>142,727</text:p>
          </table:table-cell>
          <table:table-cell office:value-type="float" office:value="8722997" table:style-name="ce53">
            <text:p><text:s text:c="3"/>8,722,997</text:p>
          </table:table-cell>
          <table:table-cell office:value-type="float" office:value="23577488" table:style-name="ce53">
            <text:p><text:s text:c="3"/>23,577,488</text:p>
          </table:table-cell>
          <table:table-cell office:value-type="float" office:value="11711347" table:style-name="ce53">
            <text:p><text:s text:c="3"/>11,711,347</text:p>
          </table:table-cell>
          <table:table-cell office:value-type="float" office:value="11866141" table:style-name="ce53">
            <text:p><text:s text:c="3"/>11,866,141</text:p>
          </table:table-cell>
          <table:table-cell office:value-type="float" office:value="98.7" table:style-name="ce54">
            <text:p>98.70</text:p>
          </table:table-cell>
          <table:table-cell office:value-type="float" office:value="651.36" table:style-name="ce54">
            <text:p>651.36</text:p>
          </table:table-cell>
          <table:table-cell office:value-type="float" office:value="2.7" table:style-name="ce55">
            <text:p>2.70</text:p>
          </table:table-cell>
          <table:table-cell table:style-name="ce51"/>
          <table:table-cell table:number-columns-repeated="16371" table:style-name="ce10"/>
        </table:table-row>
        <table:table-row table:style-name="ro6">
          <table:table-cell office:value-type="string" table:style-name="ce52">
            <text:p>10月</text:p>
          </table:table-cell>
          <table:table-cell office:value-type="float" office:value="36197.066899999998" table:style-name="ce131">
            <text:p><text:s text:c="3"/>36,197.0669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760" table:style-name="ce53">
            <text:p><text:s text:c="3"/>7,760</text:p>
          </table:table-cell>
          <table:table-cell office:value-type="float" office:value="142726" table:style-name="ce53">
            <text:p><text:s text:c="3"/>142,726</text:p>
          </table:table-cell>
          <table:table-cell office:value-type="float" office:value="8723800" table:style-name="ce53">
            <text:p><text:s text:c="3"/>8,723,800</text:p>
          </table:table-cell>
          <table:table-cell office:value-type="float" office:value="23580833" table:style-name="ce53">
            <text:p><text:s text:c="3"/>23,580,833</text:p>
          </table:table-cell>
          <table:table-cell office:value-type="float" office:value="11711609" table:style-name="ce53">
            <text:p><text:s text:c="3"/>11,711,609</text:p>
          </table:table-cell>
          <table:table-cell office:value-type="float" office:value="11869224" table:style-name="ce53">
            <text:p><text:s text:c="3"/>11,869,224</text:p>
          </table:table-cell>
          <table:table-cell office:value-type="float" office:value="98.67" table:style-name="ce54">
            <text:p>98.67</text:p>
          </table:table-cell>
          <table:table-cell office:value-type="float" office:value="651.46" table:style-name="ce54">
            <text:p>651.46</text:p>
          </table:table-cell>
          <table:table-cell office:value-type="float" office:value="2.7" table:style-name="ce55">
            <text:p>2.70</text:p>
          </table:table-cell>
          <table:table-cell table:style-name="ce51"/>
          <table:table-cell table:number-columns-repeated="16371" table:style-name="ce10"/>
        </table:table-row>
        <table:table-row table:style-name="ro5">
          <table:table-cell office:value-type="string" table:style-name="ce52">
            <text:p>11月</text:p>
          </table:table-cell>
          <table:table-cell office:value-type="float" office:value="36197.066899999998" table:style-name="ce131">
            <text:p><text:s text:c="3"/>36,197.0669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760" table:style-name="ce53">
            <text:p><text:s text:c="3"/>7,760</text:p>
          </table:table-cell>
          <table:table-cell office:value-type="float" office:value="142737" table:style-name="ce53">
            <text:p><text:s text:c="3"/>142,737</text:p>
          </table:table-cell>
          <table:table-cell office:value-type="float" office:value="8726848" table:style-name="ce53">
            <text:p><text:s text:c="3"/>8,726,848</text:p>
          </table:table-cell>
          <table:table-cell office:value-type="float" office:value="23584865" table:style-name="ce53">
            <text:p><text:s text:c="3"/>23,584,865</text:p>
          </table:table-cell>
          <table:table-cell office:value-type="float" office:value="11712269" table:style-name="ce53">
            <text:p><text:s text:c="3"/>11,712,269</text:p>
          </table:table-cell>
          <table:table-cell office:value-type="float" office:value="11872596" table:style-name="ce53">
            <text:p><text:s text:c="3"/>11,872,596</text:p>
          </table:table-cell>
          <table:table-cell office:value-type="float" office:value="98.65" table:style-name="ce54">
            <text:p>98.65</text:p>
          </table:table-cell>
          <table:table-cell office:value-type="float" office:value="651.57000000000005" table:style-name="ce54">
            <text:p>651.57</text:p>
          </table:table-cell>
          <table:table-cell office:value-type="float" office:value="2.7" table:style-name="ce55">
            <text:p>2.70</text:p>
          </table:table-cell>
          <table:table-cell table:style-name="ce51"/>
          <table:table-cell table:number-columns-repeated="16371" table:style-name="ce10"/>
        </table:table-row>
        <table:table-row table:style-name="ro7">
          <table:table-cell office:value-type="string" table:style-name="ce52">
            <text:p>12月</text:p>
          </table:table-cell>
          <table:table-cell office:value-type="float" office:value="36197.066899999998" table:style-name="ce131">
            <text:p><text:s text:c="3"/>36,197.0669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760" table:style-name="ce53">
            <text:p><text:s text:c="3"/>7,760</text:p>
          </table:table-cell>
          <table:table-cell office:value-type="float" office:value="142734" table:style-name="ce53">
            <text:p><text:s text:c="3"/>142,734</text:p>
          </table:table-cell>
          <table:table-cell office:value-type="float" office:value="8734477" table:style-name="ce53">
            <text:p><text:s text:c="3"/>8,734,477</text:p>
          </table:table-cell>
          <table:table-cell office:value-type="float" office:value="23588932" table:style-name="ce53">
            <text:p><text:s text:c="3"/>23,588,932</text:p>
          </table:table-cell>
          <table:table-cell office:value-type="float" office:value="11712913" table:style-name="ce53">
            <text:p><text:s text:c="3"/>11,712,913</text:p>
          </table:table-cell>
          <table:table-cell office:value-type="float" office:value="11876019" table:style-name="ce53">
            <text:p><text:s text:c="3"/>11,876,019</text:p>
          </table:table-cell>
          <table:table-cell office:value-type="float" office:value="98.63" table:style-name="ce54">
            <text:p>98.63</text:p>
          </table:table-cell>
          <table:table-cell office:value-type="float" office:value="651.67999999999995" table:style-name="ce54">
            <text:p>651.68</text:p>
          </table:table-cell>
          <table:table-cell office:value-type="float" office:value="2.7" table:style-name="ce55">
            <text:p>2.70</text:p>
          </table:table-cell>
          <table:table-cell table:style-name="ce51"/>
          <table:table-cell table:number-columns-repeated="16371" table:style-name="ce10"/>
        </table:table-row>
        <table:table-row table:style-name="ro8">
          <table:table-cell office:value-type="string" table:style-name="ce44">
            <text:p>108 年</text:p>
          </table:table-cell>
          <table:table-cell office:value-type="string" table:style-name="ce45">
            <text:p/>
          </table:table-cell>
          <table:table-cell office:value-type="string" table:style-name="ce46">
            <text:p/>
          </table:table-cell>
          <table:table-cell office:value-type="string" table:style-name="ce46">
            <text:p/>
          </table:table-cell>
          <table:table-cell office:value-type="string" table:style-name="ce46">
            <text:p/>
          </table:table-cell>
          <table:table-cell office:value-type="string" table:style-name="ce46">
            <text:p/>
          </table:table-cell>
          <table:table-cell office:value-type="string" table:style-name="ce46">
            <text:p/>
          </table:table-cell>
          <table:table-cell office:value-type="string" table:style-name="ce46">
            <text:p/>
          </table:table-cell>
          <table:table-cell office:value-type="string" table:style-name="ce46">
            <text:p/>
          </table:table-cell>
          <table:table-cell office:value-type="string" table:style-name="ce47">
            <text:p/>
          </table:table-cell>
          <table:table-cell office:value-type="string" table:style-name="ce47">
            <text:p/>
          </table:table-cell>
          <table:table-cell office:value-type="string" table:style-name="ce48">
            <text:p/>
          </table:table-cell>
          <table:table-cell table:style-name="ce51"/>
          <table:table-cell table:number-columns-repeated="16371" table:style-name="ce10"/>
        </table:table-row>
        <table:table-row table:style-name="ro8">
          <table:table-cell office:value-type="string" table:style-name="ce52">
            <text:p>1月</text:p>
          </table:table-cell>
          <table:table-cell office:value-type="float" office:value="36197.066899999998" table:style-name="ce131">
            <text:p><text:s text:c="3"/>36,197.0669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760" table:style-name="ce53">
            <text:p><text:s text:c="3"/>7,760</text:p>
          </table:table-cell>
          <table:table-cell office:value-type="float" office:value="142741" table:style-name="ce53">
            <text:p><text:s text:c="3"/>142,741</text:p>
          </table:table-cell>
          <table:table-cell office:value-type="float" office:value="8740977" table:style-name="ce53">
            <text:p><text:s text:c="3"/>8,740,977</text:p>
          </table:table-cell>
          <table:table-cell office:value-type="float" office:value="23590744" table:style-name="ce53">
            <text:p><text:s text:c="3"/>23,590,744</text:p>
          </table:table-cell>
          <table:table-cell office:value-type="float" office:value="11712236" table:style-name="ce53">
            <text:p><text:s text:c="3"/>11,712,236</text:p>
          </table:table-cell>
          <table:table-cell office:value-type="float" office:value="11878508" table:style-name="ce53">
            <text:p><text:s text:c="3"/>11,878,508</text:p>
          </table:table-cell>
          <table:table-cell office:value-type="float" office:value="98.6" table:style-name="ce54">
            <text:p>98.60</text:p>
          </table:table-cell>
          <table:table-cell office:value-type="float" office:value="651.73" table:style-name="ce54">
            <text:p>651.73</text:p>
          </table:table-cell>
          <table:table-cell office:value-type="float" office:value="2.7" table:style-name="ce55">
            <text:p>2.70</text:p>
          </table:table-cell>
          <table:table-cell table:style-name="ce51"/>
          <table:table-cell table:number-columns-repeated="16371" table:style-name="ce10"/>
        </table:table-row>
        <table:table-row table:style-name="ro8">
          <table:table-cell office:value-type="string" table:style-name="ce52">
            <text:p>2月</text:p>
          </table:table-cell>
          <table:table-cell office:value-type="float" office:value="36197.066899999998" table:style-name="ce131">
            <text:p><text:s text:c="3"/>36,197.0669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760" table:style-name="ce53">
            <text:p><text:s text:c="3"/>7,760</text:p>
          </table:table-cell>
          <table:table-cell office:value-type="float" office:value="142745" table:style-name="ce53">
            <text:p><text:s text:c="3"/>142,745</text:p>
          </table:table-cell>
          <table:table-cell office:value-type="float" office:value="8746680" table:style-name="ce53">
            <text:p><text:s text:c="3"/>8,746,680</text:p>
          </table:table-cell>
          <table:table-cell office:value-type="float" office:value="23590004" table:style-name="ce53">
            <text:p><text:s text:c="3"/>23,590,004</text:p>
          </table:table-cell>
          <table:table-cell office:value-type="float" office:value="11710952" table:style-name="ce53">
            <text:p><text:s text:c="3"/>11,710,952</text:p>
          </table:table-cell>
          <table:table-cell office:value-type="float" office:value="11879052" table:style-name="ce53">
            <text:p><text:s text:c="3"/>11,879,052</text:p>
          </table:table-cell>
          <table:table-cell office:value-type="float" office:value="98.58" table:style-name="ce54">
            <text:p>98.58</text:p>
          </table:table-cell>
          <table:table-cell office:value-type="float" office:value="651.71" table:style-name="ce54">
            <text:p>651.71</text:p>
          </table:table-cell>
          <table:table-cell office:value-type="float" office:value="2.7" table:style-name="ce55">
            <text:p>2.70</text:p>
          </table:table-cell>
          <table:table-cell table:style-name="ce51"/>
          <table:table-cell table:number-columns-repeated="16371" table:style-name="ce10"/>
        </table:table-row>
        <table:table-row table:style-name="ro8">
          <table:table-cell office:value-type="string" table:style-name="ce52">
            <text:p>3月</text:p>
          </table:table-cell>
          <table:table-cell office:value-type="float" office:value="36197.066899999998" table:style-name="ce131">
            <text:p><text:s text:c="3"/>36,197.0669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760" table:style-name="ce53">
            <text:p><text:s text:c="3"/>7,760</text:p>
          </table:table-cell>
          <table:table-cell office:value-type="float" office:value="142745" table:style-name="ce53">
            <text:p><text:s text:c="3"/>142,745</text:p>
          </table:table-cell>
          <table:table-cell office:value-type="float" office:value="8754384" table:style-name="ce53">
            <text:p><text:s text:c="3"/>8,754,384</text:p>
          </table:table-cell>
          <table:table-cell office:value-type="float" office:value="23589192" table:style-name="ce53">
            <text:p><text:s text:c="3"/>23,589,192</text:p>
          </table:table-cell>
          <table:table-cell office:value-type="float" office:value="11709344" table:style-name="ce53">
            <text:p><text:s text:c="3"/>11,709,344</text:p>
          </table:table-cell>
          <table:table-cell office:value-type="float" office:value="11879848" table:style-name="ce53">
            <text:p><text:s text:c="3"/>11,879,848</text:p>
          </table:table-cell>
          <table:table-cell office:value-type="float" office:value="98.56" table:style-name="ce54">
            <text:p>98.56</text:p>
          </table:table-cell>
          <table:table-cell office:value-type="float" office:value="651.69000000000005" table:style-name="ce54">
            <text:p>651.69</text:p>
          </table:table-cell>
          <table:table-cell office:value-type="float" office:value="2.69" table:style-name="ce55">
            <text:p>2.69</text:p>
          </table:table-cell>
          <table:table-cell table:style-name="ce51"/>
          <table:table-cell table:number-columns-repeated="16371"/>
        </table:table-row>
        <table:table-row table:style-name="ro8">
          <table:table-cell office:value-type="string" table:style-name="ce52">
            <text:p>4月</text:p>
          </table:table-cell>
          <table:table-cell office:value-type="float" office:value="36197.066899999998" table:style-name="ce131">
            <text:p><text:s text:c="3"/>36,197.0669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760" table:style-name="ce53">
            <text:p><text:s text:c="3"/>7,760</text:p>
          </table:table-cell>
          <table:table-cell office:value-type="float" office:value="142748" table:style-name="ce53">
            <text:p><text:s text:c="3"/>142,748</text:p>
          </table:table-cell>
          <table:table-cell office:value-type="float" office:value="8762104" table:style-name="ce53">
            <text:p><text:s text:c="3"/>8,762,104</text:p>
          </table:table-cell>
          <table:table-cell office:value-type="float" office:value="23589312" table:style-name="ce53">
            <text:p><text:s text:c="3"/>23,589,312</text:p>
          </table:table-cell>
          <table:table-cell office:value-type="float" office:value="11708129" table:style-name="ce53">
            <text:p><text:s text:c="3"/>11,708,129</text:p>
          </table:table-cell>
          <table:table-cell office:value-type="float" office:value="11881183" table:style-name="ce53">
            <text:p><text:s text:c="3"/>11,881,183</text:p>
          </table:table-cell>
          <table:table-cell office:value-type="float" office:value="98.54" table:style-name="ce54">
            <text:p>98.54</text:p>
          </table:table-cell>
          <table:table-cell office:value-type="float" office:value="651.69000000000005" table:style-name="ce54">
            <text:p>651.69</text:p>
          </table:table-cell>
          <table:table-cell office:value-type="float" office:value="2.69" table:style-name="ce55">
            <text:p>2.69</text:p>
          </table:table-cell>
          <table:table-cell table:style-name="ce51"/>
          <table:table-cell table:number-columns-repeated="16371"/>
        </table:table-row>
        <table:table-row table:style-name="ro8">
          <table:table-cell office:value-type="string" table:style-name="ce52">
            <text:p>5月</text:p>
          </table:table-cell>
          <table:table-cell office:value-type="float" office:value="36197.066899999998" table:style-name="ce131">
            <text:p><text:s text:c="3"/>36,197.0669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760" table:style-name="ce53">
            <text:p><text:s text:c="3"/>7,760</text:p>
          </table:table-cell>
          <table:table-cell office:value-type="float" office:value="142739" table:style-name="ce53">
            <text:p><text:s text:c="3"/>142,739</text:p>
          </table:table-cell>
          <table:table-cell office:value-type="float" office:value="8771842" table:style-name="ce53">
            <text:p><text:s text:c="3"/>8,771,842</text:p>
          </table:table-cell>
          <table:table-cell office:value-type="float" office:value="23589870" table:style-name="ce53">
            <text:p><text:s text:c="3"/>23,589,870</text:p>
          </table:table-cell>
          <table:table-cell office:value-type="float" office:value="11707074" table:style-name="ce53">
            <text:p><text:s text:c="3"/>11,707,074</text:p>
          </table:table-cell>
          <table:table-cell office:value-type="float" office:value="11882796" table:style-name="ce53">
            <text:p><text:s text:c="3"/>11,882,796</text:p>
          </table:table-cell>
          <table:table-cell office:value-type="float" office:value="98.52" table:style-name="ce54">
            <text:p>98.52</text:p>
          </table:table-cell>
          <table:table-cell office:value-type="float" office:value="651.71" table:style-name="ce54">
            <text:p>651.71</text:p>
          </table:table-cell>
          <table:table-cell office:value-type="float" office:value="2.69" table:style-name="ce55">
            <text:p>2.69</text:p>
          </table:table-cell>
          <table:table-cell table:style-name="ce51"/>
          <table:table-cell table:number-columns-repeated="16371"/>
        </table:table-row>
        <table:table-row table:style-name="ro8">
          <table:table-cell office:value-type="string" table:style-name="ce52">
            <text:p>6月</text:p>
          </table:table-cell>
          <table:table-cell office:value-type="float" office:value="36197.066899999998" table:style-name="ce131">
            <text:p><text:s text:c="3"/>36,197.0669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760" table:style-name="ce53">
            <text:p><text:s text:c="3"/>7,760</text:p>
          </table:table-cell>
          <table:table-cell office:value-type="float" office:value="142748" table:style-name="ce53">
            <text:p><text:s text:c="3"/>142,748</text:p>
          </table:table-cell>
          <table:table-cell office:value-type="float" office:value="8778661" table:style-name="ce53">
            <text:p><text:s text:c="3"/>8,778,661</text:p>
          </table:table-cell>
          <table:table-cell office:value-type="float" office:value="23591031" table:style-name="ce53">
            <text:p><text:s text:c="3"/>23,591,031</text:p>
          </table:table-cell>
          <table:table-cell office:value-type="float" office:value="11706411" table:style-name="ce53">
            <text:p><text:s text:c="3"/>11,706,411</text:p>
          </table:table-cell>
          <table:table-cell office:value-type="float" office:value="11884620" table:style-name="ce53">
            <text:p><text:s text:c="3"/>11,884,620</text:p>
          </table:table-cell>
          <table:table-cell office:value-type="float" office:value="98.5" table:style-name="ce54">
            <text:p>98.50</text:p>
          </table:table-cell>
          <table:table-cell office:value-type="float" office:value="651.74" table:style-name="ce54">
            <text:p>651.74</text:p>
          </table:table-cell>
          <table:table-cell office:value-type="float" office:value="2.69" table:style-name="ce55">
            <text:p>2.69</text:p>
          </table:table-cell>
          <table:table-cell table:style-name="ce51"/>
          <table:table-cell table:number-columns-repeated="16371"/>
        </table:table-row>
        <table:table-row table:style-name="ro8">
          <table:table-cell office:value-type="string" table:style-name="ce52">
            <text:p>7月</text:p>
          </table:table-cell>
          <table:table-cell office:value-type="float" office:value="36197.066899999998" table:style-name="ce131">
            <text:p><text:s text:c="3"/>36,197.0669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760" table:style-name="ce53">
            <text:p><text:s text:c="3"/>7,760</text:p>
          </table:table-cell>
          <table:table-cell office:value-type="float" office:value="142750" table:style-name="ce53">
            <text:p><text:s text:c="3"/>142,750</text:p>
          </table:table-cell>
          <table:table-cell office:value-type="float" office:value="8788954" table:style-name="ce53">
            <text:p><text:s text:c="3"/>8,788,954</text:p>
          </table:table-cell>
          <table:table-cell office:value-type="float" office:value="23592598" table:style-name="ce53">
            <text:p><text:s text:c="3"/>23,592,598</text:p>
          </table:table-cell>
          <table:table-cell office:value-type="float" office:value="11705811" table:style-name="ce53">
            <text:p><text:s text:c="3"/>11,705,811</text:p>
          </table:table-cell>
          <table:table-cell office:value-type="float" office:value="11886787" table:style-name="ce53">
            <text:p><text:s text:c="3"/>11,886,787</text:p>
          </table:table-cell>
          <table:table-cell office:value-type="float" office:value="98.48" table:style-name="ce54">
            <text:p>98.48</text:p>
          </table:table-cell>
          <table:table-cell office:value-type="float" office:value="651.78" table:style-name="ce54">
            <text:p>651.78</text:p>
          </table:table-cell>
          <table:table-cell office:value-type="float" office:value="2.68" table:style-name="ce55">
            <text:p>2.68</text:p>
          </table:table-cell>
          <table:table-cell table:style-name="ce51"/>
          <table:table-cell table:number-columns-repeated="16371"/>
        </table:table-row>
        <table:table-row table:style-name="ro8">
          <table:table-cell office:value-type="string" table:style-name="ce52">
            <text:p>8月</text:p>
          </table:table-cell>
          <table:table-cell office:value-type="float" office:value="36197.066899999998" table:style-name="ce131">
            <text:p><text:s text:c="3"/>36,197.0669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760" table:style-name="ce53">
            <text:p><text:s text:c="3"/>7,760</text:p>
          </table:table-cell>
          <table:table-cell office:value-type="float" office:value="142794" table:style-name="ce53">
            <text:p><text:s text:c="3"/>142,794</text:p>
          </table:table-cell>
          <table:table-cell office:value-type="float" office:value="8802401" table:style-name="ce53">
            <text:p><text:s text:c="3"/>8,802,401</text:p>
          </table:table-cell>
          <table:table-cell office:value-type="float" office:value="23593794" table:style-name="ce53">
            <text:p><text:s text:c="3"/>23,593,794</text:p>
          </table:table-cell>
          <table:table-cell office:value-type="float" office:value="11705234" table:style-name="ce53">
            <text:p><text:s text:c="3"/>11,705,234</text:p>
          </table:table-cell>
          <table:table-cell office:value-type="float" office:value="11888560" table:style-name="ce53">
            <text:p><text:s text:c="3"/>11,888,560</text:p>
          </table:table-cell>
          <table:table-cell office:value-type="float" office:value="98.46" table:style-name="ce54">
            <text:p>98.46</text:p>
          </table:table-cell>
          <table:table-cell office:value-type="float" office:value="651.82000000000005" table:style-name="ce54">
            <text:p>651.82</text:p>
          </table:table-cell>
          <table:table-cell office:value-type="float" office:value="2.68" table:style-name="ce55">
            <text:p>2.68</text:p>
          </table:table-cell>
          <table:table-cell table:style-name="ce51"/>
          <table:table-cell table:number-columns-repeated="16371"/>
        </table:table-row>
        <table:table-row table:style-name="ro8">
          <table:table-cell office:value-type="string" table:style-name="ce52">
            <text:p>9月</text:p>
          </table:table-cell>
          <table:table-cell office:value-type="float" office:value="36197.066899999998" table:style-name="ce131">
            <text:p><text:s text:c="3"/>36,197.0669</text:p>
          </table:table-cell>
          <table:table-cell office:value-type="float" office:value="368" table:style-name="ce53">
            <text:p><text:s text:c="3"/>368</text:p>
          </table:table-cell>
          <table:table-cell office:value-type="float" office:value="7760" table:style-name="ce53">
            <text:p><text:s text:c="3"/>7,760</text:p>
          </table:table-cell>
          <table:table-cell office:value-type="float" office:value="142791" table:style-name="ce53">
            <text:p><text:s text:c="3"/>142,791</text:p>
          </table:table-cell>
          <table:table-cell office:value-type="float" office:value="8824319" table:style-name="ce53">
            <text:p><text:s text:c="3"/>8,824,319</text:p>
          </table:table-cell>
          <table:table-cell office:value-type="float" office:value="23593783" table:style-name="ce53">
            <text:p><text:s text:c="3"/>23,593,783</text:p>
          </table:table-cell>
          <table:table-cell office:value-type="float" office:value="11704227" table:style-name="ce53">
            <text:p><text:s text:c="3"/>11,704,227</text:p>
          </table:table-cell>
          <table:table-cell office:value-type="float" office:value="11889556" table:style-name="ce53">
            <text:p><text:s text:c="3"/>11,889,556</text:p>
          </table:table-cell>
          <table:table-cell office:value-type="float" office:value="98.44" table:style-name="ce54">
            <text:p>98.44</text:p>
          </table:table-cell>
          <table:table-cell office:value-type="float" office:value="651.80999999999995" table:style-name="ce54">
            <text:p>651.81</text:p>
          </table:table-cell>
          <table:table-cell office:value-type="float" office:value="2.67" table:style-name="ce55">
            <text:p>2.67</text:p>
          </table:table-cell>
          <table:table-cell table:style-name="ce51"/>
          <table:table-cell table:number-columns-repeated="16371"/>
        </table:table-row>
        <table:table-row table:style-name="ro9">
          <table:table-cell office:value-type="string" table:style-name="ce56">
            <text:p>較上年同月　　増減 (%)</text:p>
          </table:table-cell>
          <table:table-cell office:value-type="float" office:value="0" table:style-name="ce57">
            <text:p>－</text:p>
          </table:table-cell>
          <table:table-cell office:value-type="float" office:value="0" table:style-name="ce57">
            <text:p>－</text:p>
          </table:table-cell>
          <table:table-cell office:value-type="float" office:value="0" table:style-name="ce57">
            <text:p>－</text:p>
          </table:table-cell>
          <table:table-cell office:value-type="float" office:value="4.4840850014363082E-2" table:style-name="ce58">
            <text:p>0.04</text:p>
          </table:table-cell>
          <table:table-cell office:value-type="float" office:value="1.161550324962854" table:style-name="ce57">
            <text:p>1.16</text:p>
          </table:table-cell>
          <table:table-cell office:value-type="float" office:value="6.9112536500919863E-2" table:style-name="ce57">
            <text:p>0.07</text:p>
          </table:table-cell>
          <table:table-cell office:value-type="float" office:value="-6.0795739379936403E-2" table:style-name="ce57">
            <text:p><text:s text:c="3"/>－0.06</text:p>
          </table:table-cell>
          <table:table-cell office:value-type="float" office:value="0.19732615683565533" table:style-name="ce57">
            <text:p>0.20</text:p>
          </table:table-cell>
          <table:table-cell office:value-type="float" office:value="-0.26342451874367284" table:style-name="ce58">
            <text:p>－ <text:s text:c="2"/>0.26</text:p>
          </table:table-cell>
          <table:table-cell office:value-type="float" office:value="6.9086219602052898E-2" table:style-name="ce57">
            <text:p>0.07</text:p>
          </table:table-cell>
          <table:table-cell office:value-type="float" office:value="-1.1111111111111203" table:style-name="ce59">
            <text:p>－ <text:s text:c="2"/>1.11</text:p>
          </table:table-cell>
          <table:table-cell table:style-name="ce33"/>
          <table:table-cell table:number-columns-repeated="16371"/>
        </table:table-row>
        <table:table-row table:style-name="ro10">
          <table:table-cell office:value-type="string" table:style-name="ce60">
            <text:p>較本年上月</text:p>
            <text:p>増減 (%)</text:p>
          </table:table-cell>
          <table:table-cell office:value-type="float" office:value="0" table:style-name="ce61">
            <text:p>－</text:p>
          </table:table-cell>
          <table:table-cell office:value-type="float" office:value="0" table:style-name="ce61">
            <text:p>－</text:p>
          </table:table-cell>
          <table:table-cell office:value-type="float" office:value="0" table:style-name="ce61">
            <text:p>－</text:p>
          </table:table-cell>
          <table:table-cell office:value-type="float" office:value="-2.1009286104458169E-3" table:style-name="ce62">
            <text:p><text:s text:c="4"/>－0.00</text:p>
          </table:table-cell>
          <table:table-cell office:value-type="float" office:value="0.24900024436514534" table:style-name="ce61">
            <text:p>0.25</text:p>
          </table:table-cell>
          <table:table-cell office:value-type="float" office:value="-4.6622429610091535E-5" table:style-name="ce63">
            <text:p>－ <text:s text:c="2"/>0.00</text:p>
          </table:table-cell>
          <table:table-cell office:value-type="float" office:value="-8.602989056006911E-3" table:style-name="ce64">
            <text:p><text:s text:c="3"/>－0.01</text:p>
          </table:table-cell>
          <table:table-cell office:value-type="float" office:value="8.3778018532101456E-3" table:style-name="ce61">
            <text:p>0.01</text:p>
          </table:table-cell>
          <table:table-cell office:value-type="float" office:value="-2.0312817387767641E-2" table:style-name="ce65">
            <text:p>－ <text:s text:c="2"/>0.02</text:p>
          </table:table-cell>
          <table:table-cell office:value-type="float" office:value="-1.5341658740303445E-3" table:style-name="ce61">
            <text:p><text:s text:c="3"/>－0.00</text:p>
          </table:table-cell>
          <table:table-cell office:value-type="float" office:value="-0.37313432835821753" table:style-name="ce66">
            <text:p><text:s text:c="3"/>－0.37</text:p>
          </table:table-cell>
          <table:table-cell table:number-columns-repeated="16372" table:style-name="ce10"/>
        </table:table-row>
        <table:table-row table:style-name="ro6">
          <table:table-cell office:value-type="string" table:style-name="ce67">
            <text:p>說明：1.表內列有<text:span text:style-name="T1">「－</text:span>」者表示無數字，「0.00」表示未滿百分之0.005<text:span text:style-name="T1">。</text:span></text:p>
          </table:table-cell>
          <table:table-cell table:style-name="ce68"/>
          <table:table-cell table:number-columns-repeated="6" table:style-name="ce69"/>
          <table:table-cell table:style-name="ce10"/>
          <table:table-cell table:style-name="ce43"/>
          <table:table-cell table:style-name="ce70"/>
          <table:table-cell office:value-type="string" table:style-name="ce71">
            <text:p>內政部戶政司<text:span text:style-name="T3"><text:s/></text:span>民國<text:span text:style-name="T3">108</text:span>年<text:span text:style-name="T3">10</text:span>月<text:span text:style-name="T3">7</text:span>日編製</text:p>
          </table:table-cell>
          <table:table-cell table:number-columns-repeated="16372" table:style-name="ce10"/>
        </table:table-row>
        <table:table-row table:style-name="ro6">
          <table:table-cell office:value-type="string" table:style-name="ce1">
            <text:p><text:s text:c="6"/>2.本表村里數及鄰數自103年2月起係指設有戶籍之戶籍登記資料，非行政區域資料。</text:p>
          </table:table-cell>
          <table:table-cell table:style-name="ce68"/>
          <table:table-cell table:number-columns-repeated="6" table:style-name="ce69"/>
          <table:table-cell table:style-name="ce10"/>
          <table:table-cell table:style-name="ce43"/>
          <table:table-cell table:style-name="ce49"/>
          <table:table-cell table:style-name="ce72"/>
          <table:table-cell table:number-columns-repeated="16372" table:style-name="ce10"/>
        </table:table-row>
        <table:table-row table:style-name="ro6">
          <table:table-cell office:value-type="string" table:style-name="ce73">
            <text:p><text:s text:c="12"/>3.96年12月，原金門縣烏坵鄉面積因重測修正為1.2平方公里。</text:p>
          </table:table-cell>
          <table:table-cell table:style-name="ce74"/>
          <table:table-cell table:style-name="ce75"/>
          <table:table-cell table:number-columns-repeated="5" table:style-name="ce69"/>
          <table:table-cell table:style-name="ce10"/>
          <table:table-cell table:style-name="ce43"/>
          <table:table-cell table:style-name="ce49"/>
          <table:table-cell table:style-name="ce76"/>
          <table:table-cell table:style-name="ce77"/>
          <table:table-cell table:number-columns-repeated="16371" table:style-name="ce78"/>
        </table:table-row>
        <table:table-row table:style-name="ro6">
          <table:table-cell office:value-type="string" table:style-name="ce73">
            <text:p><text:s text:c="12"/>4.96年12月起，我國土地面積增列東沙群島東沙島(2.38平方公里)及南沙群島太平島(0.4896平方公里)，由高雄市代管</text:p>
          </table:table-cell>
          <table:table-cell table:style-name="ce74"/>
          <table:table-cell table:style-name="ce75"/>
          <table:table-cell table:number-columns-repeated="5" table:style-name="ce69"/>
          <table:table-cell table:style-name="ce10"/>
          <table:table-cell table:style-name="ce43"/>
          <table:table-cell table:style-name="ce49"/>
          <table:table-cell table:style-name="ce76"/>
          <table:table-cell table:style-name="ce77"/>
          <table:table-cell table:number-columns-repeated="16371" table:style-name="ce78"/>
        </table:table-row>
        <table:table-row table:style-name="ro6">
          <table:table-cell office:value-type="string" table:style-name="ce73">
            <text:p><text:s text:c="14"/>；其設籍人口列於高雄市統計。</text:p>
          </table:table-cell>
          <table:table-cell table:style-name="ce74"/>
          <table:table-cell table:style-name="ce75"/>
          <table:table-cell table:number-columns-repeated="5" table:style-name="ce69"/>
          <table:table-cell table:style-name="ce10"/>
          <table:table-cell table:style-name="ce43"/>
          <table:table-cell table:style-name="ce49"/>
          <table:table-cell table:style-name="ce76"/>
          <table:table-cell table:style-name="ce77"/>
          <table:table-cell table:number-columns-repeated="16371" table:style-name="ce78"/>
        </table:table-row>
        <table:table-row table:style-name="ro6">
          <table:table-cell office:value-type="string" table:style-name="ce73">
            <text:p><text:s text:c="12"/>5.98年2月，嘉義縣布袋鎮填海造地致面積增加1.9617平方公里。</text:p>
          </table:table-cell>
          <table:table-cell table:style-name="ce74"/>
          <table:table-cell table:style-name="ce75"/>
          <table:table-cell table:number-columns-repeated="5" table:style-name="ce69"/>
          <table:table-cell table:style-name="ce10"/>
          <table:table-cell table:style-name="ce43"/>
          <table:table-cell table:style-name="ce49"/>
          <table:table-cell table:style-name="ce76"/>
          <table:table-cell table:style-name="ce77"/>
          <table:table-cell table:number-columns-repeated="16371" table:style-name="ce78"/>
        </table:table-row>
        <table:table-row table:style-name="ro6">
          <table:table-cell office:value-type="string" table:style-name="ce73">
            <text:p><text:s text:c="12"/>6.高雄市小港區土地面積100年9月因配合高雄港洲際貨櫃中心第一期工程計畫填築用地擴大為41.2061平方公里</text:p>
          </table:table-cell>
          <table:table-cell table:style-name="ce74"/>
          <table:table-cell table:style-name="ce75"/>
          <table:table-cell table:number-columns-repeated="5" table:style-name="ce69"/>
          <table:table-cell table:style-name="ce10"/>
          <table:table-cell table:style-name="ce43"/>
          <table:table-cell table:style-name="ce49"/>
          <table:table-cell table:style-name="ce76"/>
          <table:table-cell table:style-name="ce77"/>
          <table:table-cell table:number-columns-repeated="16371" table:style-name="ce78"/>
        </table:table-row>
        <table:table-row table:style-name="ro6">
          <table:table-cell office:value-type="string" table:style-name="ce79">
            <text:p><text:s text:c="14"/><text:span text:style-name="T2">，增加</text:span>1.3488<text:span text:style-name="T2">平方公里，</text:span>104<text:span text:style-name="T2">年</text:span>4<text:span text:style-name="T2">月第二期工程計畫擴大為</text:span>45.4426<text:span text:style-name="T2">平方公里</text:span><text:span text:style-name="T1">，</text:span><text:span text:style-name="T2">增加</text:span>4.2365<text:span text:style-name="T2">平方公里。</text:span></text:p>
          </table:table-cell>
          <table:table-cell table:number-columns-repeated="2" table:style-name="ce80"/>
          <table:table-cell table:number-columns-repeated="16381" table:style-name="ce10"/>
        </table:table-row>
        <table:table-row table:style-name="ro6">
          <table:table-cell office:value-type="string" table:style-name="ce73">
            <text:p>　　 <text:s text:c="4"/>7.104年12月南沙太平島交通基礎整建工程竣工，增加面積0.0149平方公里。</text:p>
          </table:table-cell>
          <table:table-cell table:number-columns-repeated="2" table:style-name="ce80"/>
          <table:table-cell table:number-columns-repeated="16381" table:style-name="ce10"/>
        </table:table-row>
        <table:table-row table:number-rows-repeated="2" table:style-name="ro11">
          <table:table-cell table:style-name="ce67"/>
          <table:table-cell table:style-name="ce68"/>
          <table:table-cell table:number-columns-repeated="6" table:style-name="ce69"/>
          <table:table-cell table:style-name="ce10"/>
          <table:table-cell table:style-name="ce43"/>
          <table:table-cell table:style-name="ce49"/>
          <table:table-cell table:style-name="ce72"/>
          <table:table-cell table:number-columns-repeated="16372"/>
        </table:table-row>
        <table:table-row table:style-name="ro12">
          <table:table-cell table:style-name="ce1"/>
          <table:table-cell table:number-columns-repeated="16383" table:style-name="ce10"/>
        </table:table-row>
        <table:table-row table:number-rows-repeated="1048523" table:style-name="ro12">
          <table:table-cell table:number-columns-repeated="16384"/>
        </table:table-row>
      </table:table>
      <table:table table:name="02-縣市別" table:style-name="ta1">
        <table:table-column table:style-name="co11" table:default-cell-style-name="ce10"/>
        <table:table-column table:style-name="co12" table:default-cell-style-name="ce80"/>
        <table:table-column table:style-name="co3" table:default-cell-style-name="ce80"/>
        <table:table-column table:style-name="co3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5" table:default-cell-style-name="ce10"/>
        <table:table-column table:style-name="co17" table:default-cell-style-name="ce10"/>
        <table:table-column table:style-name="co7" table:default-cell-style-name="ce10"/>
        <table:table-column table:style-name="co1" table:default-cell-style-name="ce10"/>
        <table:table-column table:style-name="co10" table:number-columns-repeated="2" table:default-cell-style-name="ce10"/>
        <table:table-column table:style-name="co18" table:default-cell-style-name="ce10"/>
        <table:table-column table:style-name="co10" table:number-columns-repeated="16369" table:default-cell-style-name="ce10"/>
        <table:table-row table:style-name="ro13">
          <table:table-cell office:value-type="string" table:number-columns-spanned="12" table:number-rows-spanned="1" table:style-name="ce122">
            <text:p><text:s text:c="6"/>戶數、人口數、性別比例及人口密度統計表（續）</text:p>
          </table:table-cell>
          <table:covered-table-cell table:number-columns-repeated="11"/>
          <table:table-cell table:number-columns-repeated="16372" table:style-name="ce1"/>
        </table:table-row>
        <table:table-row table:style-name="ro14">
          <table:table-cell table:style-name="ce1"/>
          <table:table-cell table:number-columns-repeated="4" table:style-name="ce81"/>
          <table:table-cell office:value-type="string" table:style-name="ce82">
            <text:p><text:s text:c="4"/>中 華 民 國 108 年 9月 底</text:p>
          </table:table-cell>
          <table:table-cell table:number-columns-repeated="4" table:style-name="ce81"/>
          <table:table-cell office:value-type="string" table:style-name="ce4">
            <text:p><text:s text:c="10"/>單位：平方公里；個；戶；人</text:p>
          </table:table-cell>
          <table:table-cell table:style-name="ce81"/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132">
            <text:p>區<text:span text:style-name="T3"><text:s text:c="2"/></text:span>域<text:span text:style-name="T3"><text:s text:c="2"/></text:span>別</text:p>
          </table:table-cell>
          <table:table-cell office:value-type="string" table:style-name="ce83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84">
            <text:p>鄉鎮</text:p>
          </table:table-cell>
          <table:table-cell office:value-type="string" table:number-columns-spanned="1" table:number-rows-spanned="2" table:style-name="ce133">
            <text:p>村里數</text:p>
          </table:table-cell>
          <table:table-cell office:value-type="string" table:number-columns-spanned="1" table:number-rows-spanned="2" table:style-name="ce133">
            <text:p>鄰<text:span text:style-name="T3"><text:s text:c="2"/></text:span>數</text:p>
          </table:table-cell>
          <table:table-cell office:value-type="string" table:number-columns-spanned="1" table:number-rows-spanned="2" table:style-name="ce133">
            <text:p>戶<text:span text:style-name="T3"><text:s text:c="2"/></text:span>數</text:p>
          </table:table-cell>
          <table:table-cell office:value-type="string" table:number-columns-spanned="3" table:number-rows-spanned="1" table:style-name="ce133">
            <text:p>人　　口　　數</text:p>
          </table:table-cell>
          <table:covered-table-cell table:number-columns-repeated="2"/>
          <table:table-cell office:value-type="string" table:style-name="ce8">
            <text:p>性別比例<text:span text:style-name="T3"><text:s/>(<text:s/></text:span>每百</text:p>
          </table:table-cell>
          <table:table-cell office:value-type="string" table:style-name="ce9">
            <text:p>人口密度 ( 每平</text:p>
          </table:table-cell>
          <table:table-cell office:value-type="string" table:style-name="ce9">
            <text:p>戶<text:s/>量 ( 每戶</text:p>
          </table:table-cell>
          <table:table-cell table:number-columns-repeated="16372" table:style-name="ce10"/>
        </table:table-row>
        <table:table-row table:style-name="ro3">
          <table:covered-table-cell/>
          <table:table-cell office:value-type="string" table:style-name="ce85">
            <text:p>( 平方公里 )</text:p>
          </table:table-cell>
          <table:table-cell office:value-type="string" table:style-name="ce86">
            <text:p>市區數</text:p>
          </table:table-cell>
          <table:covered-table-cell/>
          <table:covered-table-cell/>
          <table:covered-table-cell/>
          <table:table-cell office:value-type="string" table:style-name="ce13">
            <text:p>總<text:span text:style-name="T3"><text:s text:c="3"/></text:span>計</text:p>
          </table:table-cell>
          <table:table-cell office:value-type="string" table:style-name="ce13">
            <text:p>男</text:p>
          </table:table-cell>
          <table:table-cell office:value-type="string" table:style-name="ce14">
            <text:p>女</text:p>
          </table:table-cell>
          <table:table-cell office:value-type="string" table:style-name="ce15">
            <text:p>女子所當男子數<text:span text:style-name="T3"><text:s/>)</text:span></text:p>
          </table:table-cell>
          <table:table-cell office:value-type="string" table:style-name="ce16">
            <text:p>方公里人口數 )</text:p>
          </table:table-cell>
          <table:table-cell office:value-type="string" table:style-name="ce87">
            <text:p><text:s/><text:span text:style-name="T1">平均人口數</text:span><text:s/><text:span text:style-name="T1">)</text:span></text:p>
          </table:table-cell>
          <table:table-cell table:number-columns-repeated="16372" table:style-name="ce10"/>
        </table:table-row>
        <table:table-row table:style-name="ro11">
          <table:table-cell office:value-type="string" table:style-name="ce88">
            <text:p>總 <text:s text:c="4"/>計</text:p>
          </table:table-cell>
          <table:table-cell office:value-type="float" office:value="36197.066899999998" table:style-name="ce89">
            <text:p>36,197.0669</text:p>
          </table:table-cell>
          <table:table-cell office:value-type="float" office:value="368" table:style-name="ce90">
            <text:p><text:s text:c="3"/>368</text:p>
          </table:table-cell>
          <table:table-cell office:value-type="float" office:value="7760" table:style-name="ce46">
            <text:p><text:s text:c="3"/>7,760</text:p>
          </table:table-cell>
          <table:table-cell office:value-type="float" office:value="142791" table:style-name="ce46">
            <text:p><text:s text:c="3"/>142,791</text:p>
          </table:table-cell>
          <table:table-cell office:value-type="float" office:value="8824319" table:style-name="ce46">
            <text:p><text:s text:c="3"/>8,824,319</text:p>
          </table:table-cell>
          <table:table-cell office:value-type="float" office:value="23593783" table:style-name="ce46">
            <text:p><text:s text:c="3"/>23,593,783</text:p>
          </table:table-cell>
          <table:table-cell office:value-type="float" office:value="11704227" table:style-name="ce46">
            <text:p><text:s text:c="3"/>11,704,227</text:p>
          </table:table-cell>
          <table:table-cell office:value-type="float" office:value="11889556" table:style-name="ce46">
            <text:p><text:s text:c="3"/>11,889,556</text:p>
          </table:table-cell>
          <table:table-cell office:value-type="float" office:value="98.44" table:style-name="ce47">
            <text:p>98.44</text:p>
          </table:table-cell>
          <table:table-cell office:value-type="float" office:value="651.80999999999995" table:style-name="ce47">
            <text:p>651.81</text:p>
          </table:table-cell>
          <table:table-cell office:value-type="float" office:value="2.67" table:style-name="ce48">
            <text:p>2.67</text:p>
          </table:table-cell>
          <table:table-cell table:style-name="ce78"/>
          <table:table-cell table:style-name="ce91"/>
          <table:table-cell table:style-name="ce92"/>
          <table:table-cell table:style-name="ce93"/>
          <table:table-cell table:style-name="ce78"/>
          <table:table-cell table:number-columns-repeated="16367"/>
        </table:table-row>
        <table:table-row table:style-name="ro15">
          <table:table-cell office:value-type="string" table:style-name="ce88">
            <text:p>新北市</text:p>
          </table:table-cell>
          <table:table-cell office:value-type="float" office:value="2052.5666999999999" table:style-name="ce94">
            <text:p>2,052.5667</text:p>
          </table:table-cell>
          <table:table-cell office:value-type="float" office:value="29" table:style-name="ce95">
            <text:p><text:s text:c="3"/>29</text:p>
          </table:table-cell>
          <table:table-cell office:value-type="float" office:value="1032" table:style-name="ce46">
            <text:p><text:s text:c="3"/>1,032</text:p>
          </table:table-cell>
          <table:table-cell office:value-type="float" office:value="22155" table:style-name="ce46">
            <text:p><text:s text:c="3"/>22,155</text:p>
          </table:table-cell>
          <table:table-cell office:value-type="float" office:value="1581295" table:style-name="ce46">
            <text:p><text:s text:c="3"/>1,581,295</text:p>
          </table:table-cell>
          <table:table-cell office:value-type="float" office:value="4012918" table:style-name="ce46">
            <text:p><text:s text:c="3"/>4,012,918</text:p>
          </table:table-cell>
          <table:table-cell office:value-type="float" office:value="1961380" table:style-name="ce46">
            <text:p><text:s text:c="3"/>1,961,380</text:p>
          </table:table-cell>
          <table:table-cell office:value-type="float" office:value="2051538" table:style-name="ce46">
            <text:p><text:s text:c="3"/>2,051,538</text:p>
          </table:table-cell>
          <table:table-cell office:value-type="float" office:value="95.61" table:style-name="ce47">
            <text:p>95.61</text:p>
          </table:table-cell>
          <table:table-cell office:value-type="float" office:value="1955.07" table:style-name="ce47">
            <text:p>1,955.07</text:p>
          </table:table-cell>
          <table:table-cell office:value-type="float" office:value="2.54" table:style-name="ce48">
            <text:p>2.54</text:p>
          </table:table-cell>
          <table:table-cell table:style-name="ce78"/>
          <table:table-cell table:style-name="ce96"/>
          <table:table-cell table:style-name="ce92"/>
          <table:table-cell table:style-name="ce93"/>
          <table:table-cell table:style-name="ce78"/>
          <table:table-cell table:number-columns-repeated="16367"/>
        </table:table-row>
        <table:table-row table:style-name="ro15">
          <table:table-cell office:value-type="string" table:style-name="ce97">
            <text:p>臺北市</text:p>
          </table:table-cell>
          <table:table-cell office:value-type="float" office:value="271.79969999999997" table:style-name="ce94">
            <text:p>271.7997</text:p>
          </table:table-cell>
          <table:table-cell office:value-type="float" office:value="12" table:style-name="ce95">
            <text:p><text:s text:c="3"/>12</text:p>
          </table:table-cell>
          <table:table-cell office:value-type="float" office:value="456" table:style-name="ce46">
            <text:p><text:s text:c="3"/>456</text:p>
          </table:table-cell>
          <table:table-cell office:value-type="float" office:value="9566" table:style-name="ce46">
            <text:p><text:s text:c="3"/>9,566</text:p>
          </table:table-cell>
          <table:table-cell office:value-type="float" office:value="1061362" table:style-name="ce46">
            <text:p><text:s text:c="3"/>1,061,362</text:p>
          </table:table-cell>
          <table:table-cell office:value-type="float" office:value="2647164" table:style-name="ce46">
            <text:p><text:s text:c="3"/>2,647,164</text:p>
          </table:table-cell>
          <table:table-cell office:value-type="float" office:value="1261548" table:style-name="ce46">
            <text:p><text:s text:c="3"/>1,261,548</text:p>
          </table:table-cell>
          <table:table-cell office:value-type="float" office:value="1385616" table:style-name="ce46">
            <text:p><text:s text:c="3"/>1,385,616</text:p>
          </table:table-cell>
          <table:table-cell office:value-type="float" office:value="91.05" table:style-name="ce47">
            <text:p>91.05</text:p>
          </table:table-cell>
          <table:table-cell office:value-type="float" office:value="9739.39" table:style-name="ce47">
            <text:p>9,739.39</text:p>
          </table:table-cell>
          <table:table-cell office:value-type="float" office:value="2.4900000000000002" table:style-name="ce48">
            <text:p>2.49</text:p>
          </table:table-cell>
          <table:table-cell table:style-name="ce78"/>
          <table:table-cell table:style-name="ce91"/>
          <table:table-cell table:style-name="ce98"/>
          <table:table-cell table:style-name="ce99"/>
          <table:table-cell table:style-name="ce78"/>
          <table:table-cell table:number-columns-repeated="16367"/>
        </table:table-row>
        <table:table-row table:style-name="ro15">
          <table:table-cell office:value-type="string" table:style-name="ce88">
            <text:p>桃園市</text:p>
          </table:table-cell>
          <table:table-cell office:value-type="float" office:value="1220.954" table:style-name="ce94">
            <text:p>1,220.9540</text:p>
          </table:table-cell>
          <table:table-cell office:value-type="float" office:value="13" table:style-name="ce95">
            <text:p><text:s text:c="3"/>13</text:p>
          </table:table-cell>
          <table:table-cell office:value-type="float" office:value="504" table:style-name="ce46">
            <text:p><text:s text:c="3"/>504</text:p>
          </table:table-cell>
          <table:table-cell office:value-type="float" office:value="11851" table:style-name="ce46">
            <text:p><text:s text:c="3"/>11,851</text:p>
          </table:table-cell>
          <table:table-cell office:value-type="float" office:value="823478" table:style-name="ce46">
            <text:p><text:s text:c="3"/>823,478</text:p>
          </table:table-cell>
          <table:table-cell office:value-type="float" office:value="2242685" table:style-name="ce46">
            <text:p><text:s text:c="3"/>2,242,685</text:p>
          </table:table-cell>
          <table:table-cell office:value-type="float" office:value="1113495" table:style-name="ce46">
            <text:p><text:s text:c="3"/>1,113,495</text:p>
          </table:table-cell>
          <table:table-cell office:value-type="float" office:value="1129190" table:style-name="ce46">
            <text:p><text:s text:c="3"/>1,129,190</text:p>
          </table:table-cell>
          <table:table-cell office:value-type="float" office:value="98.61" table:style-name="ce47">
            <text:p>98.61</text:p>
          </table:table-cell>
          <table:table-cell office:value-type="float" office:value="1836.83" table:style-name="ce47">
            <text:p>1,836.83</text:p>
          </table:table-cell>
          <table:table-cell office:value-type="float" office:value="2.72" table:style-name="ce48">
            <text:p>2.72</text:p>
          </table:table-cell>
          <table:table-cell table:style-name="ce78"/>
          <table:table-cell table:style-name="ce91"/>
          <table:table-cell table:style-name="ce98"/>
          <table:table-cell table:style-name="ce99"/>
          <table:table-cell table:style-name="ce78"/>
          <table:table-cell table:number-columns-repeated="16367"/>
        </table:table-row>
        <table:table-row table:style-name="ro16">
          <table:table-cell office:value-type="string" table:style-name="ce88">
            <text:p>臺中市</text:p>
          </table:table-cell>
          <table:table-cell office:value-type="float" office:value="2214.8968" table:style-name="ce94">
            <text:p>2,214.8968</text:p>
          </table:table-cell>
          <table:table-cell office:value-type="float" office:value="29" table:style-name="ce95">
            <text:p><text:s text:c="3"/>29</text:p>
          </table:table-cell>
          <table:table-cell office:value-type="float" office:value="625" table:style-name="ce46">
            <text:p><text:s text:c="3"/>625</text:p>
          </table:table-cell>
          <table:table-cell office:value-type="float" office:value="12518" table:style-name="ce46">
            <text:p><text:s text:c="3"/>12,518</text:p>
          </table:table-cell>
          <table:table-cell office:value-type="float" office:value="985019" table:style-name="ce46">
            <text:p><text:s text:c="3"/>985,019</text:p>
          </table:table-cell>
          <table:table-cell office:value-type="float" office:value="2812507" table:style-name="ce46">
            <text:p><text:s text:c="3"/>2,812,507</text:p>
          </table:table-cell>
          <table:table-cell office:value-type="float" office:value="1383136" table:style-name="ce46">
            <text:p><text:s text:c="3"/>1,383,136</text:p>
          </table:table-cell>
          <table:table-cell office:value-type="float" office:value="1429371" table:style-name="ce46">
            <text:p><text:s text:c="3"/>1,429,371</text:p>
          </table:table-cell>
          <table:table-cell office:value-type="float" office:value="96.77" table:style-name="ce47">
            <text:p>96.77</text:p>
          </table:table-cell>
          <table:table-cell office:value-type="float" office:value="1269.81" table:style-name="ce47">
            <text:p>1,269.81</text:p>
          </table:table-cell>
          <table:table-cell office:value-type="float" office:value="2.86" table:style-name="ce48">
            <text:p>2.86</text:p>
          </table:table-cell>
          <table:table-cell table:style-name="ce78"/>
          <table:table-cell table:style-name="ce91"/>
          <table:table-cell table:style-name="ce98"/>
          <table:table-cell table:style-name="ce99"/>
          <table:table-cell table:style-name="ce78"/>
          <table:table-cell table:number-columns-repeated="16367"/>
        </table:table-row>
        <table:table-row table:style-name="ro15">
          <table:table-cell office:value-type="string" table:style-name="ce88">
            <text:p>臺南市</text:p>
          </table:table-cell>
          <table:table-cell office:value-type="float" office:value="2191.6531" table:style-name="ce94">
            <text:p>2,191.6531</text:p>
          </table:table-cell>
          <table:table-cell office:value-type="float" office:value="37" table:style-name="ce95">
            <text:p><text:s text:c="3"/>37</text:p>
          </table:table-cell>
          <table:table-cell office:value-type="float" office:value="649" table:style-name="ce46">
            <text:p><text:s text:c="3"/>649</text:p>
          </table:table-cell>
          <table:table-cell office:value-type="float" office:value="9653" table:style-name="ce46">
            <text:p><text:s text:c="3"/>9,653</text:p>
          </table:table-cell>
          <table:table-cell office:value-type="float" office:value="695895" table:style-name="ce46">
            <text:p><text:s text:c="3"/>695,895</text:p>
          </table:table-cell>
          <table:table-cell office:value-type="float" office:value="1881494" table:style-name="ce46">
            <text:p><text:s text:c="3"/>1,881,494</text:p>
          </table:table-cell>
          <table:table-cell office:value-type="float" office:value="937949" table:style-name="ce46">
            <text:p><text:s text:c="3"/>937,949</text:p>
          </table:table-cell>
          <table:table-cell office:value-type="float" office:value="943545" table:style-name="ce46">
            <text:p><text:s text:c="3"/>943,545</text:p>
          </table:table-cell>
          <table:table-cell office:value-type="float" office:value="99.41" table:style-name="ce47">
            <text:p>99.41</text:p>
          </table:table-cell>
          <table:table-cell office:value-type="float" office:value="858.48" table:style-name="ce47">
            <text:p>858.48</text:p>
          </table:table-cell>
          <table:table-cell office:value-type="float" office:value="2.7" table:style-name="ce48">
            <text:p>2.70</text:p>
          </table:table-cell>
          <table:table-cell table:style-name="ce78"/>
          <table:table-cell table:style-name="ce91"/>
          <table:table-cell table:style-name="ce98"/>
          <table:table-cell table:style-name="ce99"/>
          <table:table-cell table:style-name="ce78"/>
          <table:table-cell table:number-columns-repeated="16367"/>
        </table:table-row>
        <table:table-row table:style-name="ro17">
          <table:table-cell office:value-type="string" table:style-name="ce88">
            <text:p>高雄市</text:p>
          </table:table-cell>
          <table:table-cell office:value-type="float" office:value="2951.8524000000002" table:style-name="ce94">
            <text:p>2,951.8524</text:p>
          </table:table-cell>
          <table:table-cell office:value-type="float" office:value="38" table:style-name="ce95">
            <text:p><text:s text:c="3"/>38</text:p>
          </table:table-cell>
          <table:table-cell office:value-type="float" office:value="891" table:style-name="ce46">
            <text:p><text:s text:c="3"/>891</text:p>
          </table:table-cell>
          <table:table-cell office:value-type="float" office:value="17311" table:style-name="ce46">
            <text:p><text:s text:c="3"/>17,311</text:p>
          </table:table-cell>
          <table:table-cell office:value-type="float" office:value="1109752" table:style-name="ce46">
            <text:p><text:s text:c="3"/>1,109,752</text:p>
          </table:table-cell>
          <table:table-cell office:value-type="float" office:value="2773199" table:style-name="ce46">
            <text:p><text:s text:c="3"/>2,773,199</text:p>
          </table:table-cell>
          <table:table-cell office:value-type="float" office:value="1370283" table:style-name="ce46">
            <text:p><text:s text:c="3"/>1,370,283</text:p>
          </table:table-cell>
          <table:table-cell office:value-type="float" office:value="1402916" table:style-name="ce46">
            <text:p><text:s text:c="3"/>1,402,916</text:p>
          </table:table-cell>
          <table:table-cell office:value-type="float" office:value="97.67" table:style-name="ce47">
            <text:p>97.67</text:p>
          </table:table-cell>
          <table:table-cell office:value-type="float" office:value="939.48" table:style-name="ce47">
            <text:p>939.48</text:p>
          </table:table-cell>
          <table:table-cell office:value-type="float" office:value="2.5" table:style-name="ce48">
            <text:p>2.50</text:p>
          </table:table-cell>
          <table:table-cell table:style-name="ce78"/>
          <table:table-cell table:style-name="ce100"/>
          <table:table-cell table:style-name="ce101"/>
          <table:table-cell table:style-name="ce102"/>
          <table:table-cell table:style-name="ce78"/>
          <table:table-cell table:number-columns-repeated="16367"/>
        </table:table-row>
        <table:table-row table:style-name="ro16">
          <table:table-cell office:value-type="string" table:style-name="ce88">
            <text:p>臺灣省</text:p>
          </table:table-cell>
          <table:table-cell office:value-type="float" office:value="25110.003700000001" table:style-name="ce94">
            <text:p>25,110.0037</text:p>
          </table:table-cell>
          <table:table-cell office:value-type="float" office:value="200" table:style-name="ce95">
            <text:p><text:s text:c="3"/>200</text:p>
          </table:table-cell>
          <table:table-cell office:value-type="float" office:value="3544" table:style-name="ce46">
            <text:p><text:s text:c="3"/>3,544</text:p>
          </table:table-cell>
          <table:table-cell office:value-type="float" office:value="58825" table:style-name="ce46">
            <text:p><text:s text:c="3"/>58,825</text:p>
          </table:table-cell>
          <table:table-cell office:value-type="float" office:value="2523203" table:style-name="ce46">
            <text:p><text:s text:c="3"/>2,523,203</text:p>
          </table:table-cell>
          <table:table-cell office:value-type="float" office:value="7070769" table:style-name="ce46">
            <text:p><text:s text:c="3"/>7,070,769</text:p>
          </table:table-cell>
          <table:table-cell office:value-type="float" office:value="3599068" table:style-name="ce46">
            <text:p><text:s text:c="3"/>3,599,068</text:p>
          </table:table-cell>
          <table:table-cell office:value-type="float" office:value="3471701" table:style-name="ce46">
            <text:p><text:s text:c="3"/>3,471,701</text:p>
          </table:table-cell>
          <table:table-cell office:value-type="float" office:value="103.67" table:style-name="ce47">
            <text:p>103.67</text:p>
          </table:table-cell>
          <table:table-cell office:value-type="float" office:value="281.58999999999997" table:style-name="ce47">
            <text:p>281.59</text:p>
          </table:table-cell>
          <table:table-cell office:value-type="float" office:value="2.8" table:style-name="ce48">
            <text:p>2.80</text:p>
          </table:table-cell>
          <table:table-cell table:style-name="ce78"/>
          <table:table-cell table:style-name="ce100"/>
          <table:table-cell table:style-name="ce101"/>
          <table:table-cell table:style-name="ce102"/>
          <table:table-cell table:style-name="ce78"/>
          <table:table-cell table:number-columns-repeated="16367"/>
        </table:table-row>
        <table:table-row table:style-name="ro15">
          <table:table-cell office:value-type="string" table:style-name="ce103">
            <text:p>宜蘭縣</text:p>
          </table:table-cell>
          <table:table-cell office:value-type="float" office:value="2143.6251000000002" table:style-name="ce104">
            <text:p>2,143.6251</text:p>
          </table:table-cell>
          <table:table-cell office:value-type="float" office:value="12" table:style-name="ce105">
            <text:p><text:s text:c="3"/>12</text:p>
          </table:table-cell>
          <table:table-cell office:value-type="float" office:value="233" table:style-name="ce53">
            <text:p><text:s text:c="3"/>233</text:p>
          </table:table-cell>
          <table:table-cell office:value-type="float" office:value="3660" table:style-name="ce53">
            <text:p><text:s text:c="3"/>3,660</text:p>
          </table:table-cell>
          <table:table-cell office:value-type="float" office:value="170705" table:style-name="ce53">
            <text:p><text:s text:c="3"/>170,705</text:p>
          </table:table-cell>
          <table:table-cell office:value-type="float" office:value="454345" table:style-name="ce53">
            <text:p><text:s text:c="3"/>454,345</text:p>
          </table:table-cell>
          <table:table-cell office:value-type="float" office:value="229398" table:style-name="ce53">
            <text:p><text:s text:c="3"/>229,398</text:p>
          </table:table-cell>
          <table:table-cell office:value-type="float" office:value="224947" table:style-name="ce53">
            <text:p><text:s text:c="3"/>224,947</text:p>
          </table:table-cell>
          <table:table-cell office:value-type="float" office:value="101.98" table:style-name="ce54">
            <text:p>101.98</text:p>
          </table:table-cell>
          <table:table-cell office:value-type="float" office:value="211.95" table:style-name="ce54">
            <text:p>211.95</text:p>
          </table:table-cell>
          <table:table-cell office:value-type="float" office:value="2.66" table:style-name="ce55">
            <text:p>2.66</text:p>
          </table:table-cell>
          <table:table-cell table:style-name="ce78"/>
          <table:table-cell table:style-name="ce100"/>
          <table:table-cell table:style-name="ce101"/>
          <table:table-cell table:style-name="ce102"/>
          <table:table-cell table:style-name="ce78"/>
          <table:table-cell table:number-columns-repeated="16367"/>
        </table:table-row>
        <table:table-row table:style-name="ro11">
          <table:table-cell office:value-type="string" table:style-name="ce103">
            <text:p>新竹縣</text:p>
          </table:table-cell>
          <table:table-cell office:value-type="float" office:value="1427.5369000000001" table:style-name="ce104">
            <text:p>1,427.5369</text:p>
          </table:table-cell>
          <table:table-cell office:value-type="float" office:value="13" table:style-name="ce105">
            <text:p><text:s text:c="3"/>13</text:p>
          </table:table-cell>
          <table:table-cell office:value-type="float" office:value="192" table:style-name="ce53">
            <text:p><text:s text:c="3"/>192</text:p>
          </table:table-cell>
          <table:table-cell office:value-type="float" office:value="3288" table:style-name="ce53">
            <text:p><text:s text:c="3"/>3,288</text:p>
          </table:table-cell>
          <table:table-cell office:value-type="float" office:value="199872" table:style-name="ce53">
            <text:p><text:s text:c="3"/>199,872</text:p>
          </table:table-cell>
          <table:table-cell office:value-type="float" office:value="562674" table:style-name="ce53">
            <text:p><text:s text:c="3"/>562,674</text:p>
          </table:table-cell>
          <table:table-cell office:value-type="float" office:value="287222" table:style-name="ce53">
            <text:p><text:s text:c="3"/>287,222</text:p>
          </table:table-cell>
          <table:table-cell office:value-type="float" office:value="275452" table:style-name="ce53">
            <text:p><text:s text:c="3"/>275,452</text:p>
          </table:table-cell>
          <table:table-cell office:value-type="float" office:value="104.27" table:style-name="ce54">
            <text:p>104.27</text:p>
          </table:table-cell>
          <table:table-cell office:value-type="float" office:value="394.16" table:style-name="ce54">
            <text:p>394.16</text:p>
          </table:table-cell>
          <table:table-cell office:value-type="float" office:value="2.82" table:style-name="ce55">
            <text:p>2.82</text:p>
          </table:table-cell>
          <table:table-cell table:style-name="ce78"/>
          <table:table-cell table:style-name="ce100"/>
          <table:table-cell table:style-name="ce101"/>
          <table:table-cell table:style-name="ce102"/>
          <table:table-cell table:style-name="ce78"/>
          <table:table-cell table:number-columns-repeated="16367"/>
        </table:table-row>
        <table:table-row table:style-name="ro11">
          <table:table-cell office:value-type="string" table:style-name="ce103">
            <text:p>苗栗縣</text:p>
          </table:table-cell>
          <table:table-cell office:value-type="float" office:value="1820.3149000000001" table:style-name="ce104">
            <text:p>1,820.3149</text:p>
          </table:table-cell>
          <table:table-cell office:value-type="float" office:value="18" table:style-name="ce105">
            <text:p><text:s text:c="3"/>18</text:p>
          </table:table-cell>
          <table:table-cell office:value-type="float" office:value="275" table:style-name="ce53">
            <text:p><text:s text:c="3"/>275</text:p>
          </table:table-cell>
          <table:table-cell office:value-type="float" office:value="4679" table:style-name="ce53">
            <text:p><text:s text:c="3"/>4,679</text:p>
          </table:table-cell>
          <table:table-cell office:value-type="float" office:value="190991" table:style-name="ce53">
            <text:p><text:s text:c="3"/>190,991</text:p>
          </table:table-cell>
          <table:table-cell office:value-type="float" office:value="546093" table:style-name="ce53">
            <text:p><text:s text:c="3"/>546,093</text:p>
          </table:table-cell>
          <table:table-cell office:value-type="float" office:value="281654" table:style-name="ce53">
            <text:p><text:s text:c="3"/>281,654</text:p>
          </table:table-cell>
          <table:table-cell office:value-type="float" office:value="264439" table:style-name="ce53">
            <text:p><text:s text:c="3"/>264,439</text:p>
          </table:table-cell>
          <table:table-cell office:value-type="float" office:value="106.51" table:style-name="ce54">
            <text:p>106.51</text:p>
          </table:table-cell>
          <table:table-cell office:value-type="float" office:value="300" table:style-name="ce54">
            <text:p>300.00</text:p>
          </table:table-cell>
          <table:table-cell office:value-type="float" office:value="2.86" table:style-name="ce55">
            <text:p>2.86</text:p>
          </table:table-cell>
          <table:table-cell table:style-name="ce78"/>
          <table:table-cell table:style-name="ce100"/>
          <table:table-cell table:style-name="ce101"/>
          <table:table-cell table:style-name="ce102"/>
          <table:table-cell table:style-name="ce78"/>
          <table:table-cell table:number-columns-repeated="16367"/>
        </table:table-row>
        <table:table-row table:style-name="ro11">
          <table:table-cell office:value-type="string" table:style-name="ce103">
            <text:p>彰化縣</text:p>
          </table:table-cell>
          <table:table-cell office:value-type="float" office:value="1074.396" table:style-name="ce104">
            <text:p>1,074.3960</text:p>
          </table:table-cell>
          <table:table-cell office:value-type="float" office:value="26" table:style-name="ce105">
            <text:p><text:s text:c="3"/>26</text:p>
          </table:table-cell>
          <table:table-cell office:value-type="float" office:value="589" table:style-name="ce53">
            <text:p><text:s text:c="3"/>589</text:p>
          </table:table-cell>
          <table:table-cell office:value-type="float" office:value="9169" table:style-name="ce53">
            <text:p><text:s text:c="3"/>9,169</text:p>
          </table:table-cell>
          <table:table-cell office:value-type="float" office:value="392507" table:style-name="ce53">
            <text:p><text:s text:c="3"/>392,507</text:p>
          </table:table-cell>
          <table:table-cell office:value-type="float" office:value="1273130" table:style-name="ce53">
            <text:p><text:s text:c="3"/>1,273,130</text:p>
          </table:table-cell>
          <table:table-cell office:value-type="float" office:value="647867" table:style-name="ce53">
            <text:p><text:s text:c="3"/>647,867</text:p>
          </table:table-cell>
          <table:table-cell office:value-type="float" office:value="625263" table:style-name="ce53">
            <text:p><text:s text:c="3"/>625,263</text:p>
          </table:table-cell>
          <table:table-cell office:value-type="float" office:value="103.62" table:style-name="ce54">
            <text:p>103.62</text:p>
          </table:table-cell>
          <table:table-cell office:value-type="float" office:value="1184.97" table:style-name="ce54">
            <text:p>1,184.97</text:p>
          </table:table-cell>
          <table:table-cell office:value-type="float" office:value="3.24" table:style-name="ce55">
            <text:p>3.24</text:p>
          </table:table-cell>
          <table:table-cell table:style-name="ce78"/>
          <table:table-cell table:style-name="ce100"/>
          <table:table-cell table:style-name="ce101"/>
          <table:table-cell table:style-name="ce102"/>
          <table:table-cell table:style-name="ce78"/>
          <table:table-cell table:number-columns-repeated="16367"/>
        </table:table-row>
        <table:table-row table:style-name="ro18">
          <table:table-cell office:value-type="string" table:style-name="ce103">
            <text:p>南投縣</text:p>
          </table:table-cell>
          <table:table-cell office:value-type="float" office:value="4106.4359999999997" table:style-name="ce104">
            <text:p>4,106.4360</text:p>
          </table:table-cell>
          <table:table-cell office:value-type="float" office:value="13" table:style-name="ce105">
            <text:p><text:s text:c="3"/>13</text:p>
          </table:table-cell>
          <table:table-cell office:value-type="float" office:value="262" table:style-name="ce53">
            <text:p><text:s text:c="3"/>262</text:p>
          </table:table-cell>
          <table:table-cell office:value-type="float" office:value="4274" table:style-name="ce53">
            <text:p><text:s text:c="3"/>4,274</text:p>
          </table:table-cell>
          <table:table-cell office:value-type="float" office:value="179094" table:style-name="ce53">
            <text:p><text:s text:c="3"/>179,094</text:p>
          </table:table-cell>
          <table:table-cell office:value-type="float" office:value="494692" table:style-name="ce53">
            <text:p><text:s text:c="3"/>494,692</text:p>
          </table:table-cell>
          <table:table-cell office:value-type="float" office:value="253070" table:style-name="ce53">
            <text:p><text:s text:c="3"/>253,070</text:p>
          </table:table-cell>
          <table:table-cell office:value-type="float" office:value="241622" table:style-name="ce53">
            <text:p><text:s text:c="3"/>241,622</text:p>
          </table:table-cell>
          <table:table-cell office:value-type="float" office:value="104.74" table:style-name="ce54">
            <text:p>104.74</text:p>
          </table:table-cell>
          <table:table-cell office:value-type="float" office:value="120.47" table:style-name="ce54">
            <text:p>120.47</text:p>
          </table:table-cell>
          <table:table-cell office:value-type="float" office:value="2.76" table:style-name="ce55">
            <text:p>2.76</text:p>
          </table:table-cell>
          <table:table-cell table:style-name="ce78"/>
          <table:table-cell table:style-name="ce100"/>
          <table:table-cell table:style-name="ce101"/>
          <table:table-cell table:style-name="ce102"/>
          <table:table-cell table:style-name="ce78"/>
          <table:table-cell table:number-columns-repeated="16367" table:style-name="ce10"/>
        </table:table-row>
        <table:table-row table:style-name="ro11">
          <table:table-cell office:value-type="string" table:style-name="ce103">
            <text:p>雲林縣</text:p>
          </table:table-cell>
          <table:table-cell office:value-type="float" office:value="1290.8326" table:style-name="ce104">
            <text:p>1,290.8326</text:p>
          </table:table-cell>
          <table:table-cell office:value-type="float" office:value="20" table:style-name="ce105">
            <text:p><text:s text:c="3"/>20</text:p>
          </table:table-cell>
          <table:table-cell office:value-type="float" office:value="391" table:style-name="ce53">
            <text:p><text:s text:c="3"/>391</text:p>
          </table:table-cell>
          <table:table-cell office:value-type="float" office:value="6465" table:style-name="ce53">
            <text:p><text:s text:c="3"/>6,465</text:p>
          </table:table-cell>
          <table:table-cell office:value-type="float" office:value="242112" table:style-name="ce53">
            <text:p><text:s text:c="3"/>242,112</text:p>
          </table:table-cell>
          <table:table-cell office:value-type="float" office:value="682066" table:style-name="ce53">
            <text:p><text:s text:c="3"/>682,066</text:p>
          </table:table-cell>
          <table:table-cell office:value-type="float" office:value="353304" table:style-name="ce53">
            <text:p><text:s text:c="3"/>353,304</text:p>
          </table:table-cell>
          <table:table-cell office:value-type="float" office:value="328762" table:style-name="ce53">
            <text:p><text:s text:c="3"/>328,762</text:p>
          </table:table-cell>
          <table:table-cell office:value-type="float" office:value="107.46" table:style-name="ce54">
            <text:p>107.46</text:p>
          </table:table-cell>
          <table:table-cell office:value-type="float" office:value="528.39" table:style-name="ce54">
            <text:p>528.39</text:p>
          </table:table-cell>
          <table:table-cell office:value-type="float" office:value="2.82" table:style-name="ce55">
            <text:p>2.82</text:p>
          </table:table-cell>
          <table:table-cell table:style-name="ce78"/>
          <table:table-cell table:style-name="ce100"/>
          <table:table-cell table:style-name="ce101"/>
          <table:table-cell table:style-name="ce102"/>
          <table:table-cell table:style-name="ce78"/>
          <table:table-cell table:number-columns-repeated="16367" table:style-name="ce10"/>
        </table:table-row>
        <table:table-row table:style-name="ro11">
          <table:table-cell office:value-type="string" table:style-name="ce103">
            <text:p>嘉義縣</text:p>
          </table:table-cell>
          <table:table-cell office:value-type="float" office:value="1903.6367" table:style-name="ce104">
            <text:p>1,903.6367</text:p>
          </table:table-cell>
          <table:table-cell office:value-type="float" office:value="18" table:style-name="ce105">
            <text:p><text:s text:c="3"/>18</text:p>
          </table:table-cell>
          <table:table-cell office:value-type="float" office:value="357" table:style-name="ce53">
            <text:p><text:s text:c="3"/>357</text:p>
          </table:table-cell>
          <table:table-cell office:value-type="float" office:value="5340" table:style-name="ce53">
            <text:p><text:s text:c="3"/>5,340</text:p>
          </table:table-cell>
          <table:table-cell office:value-type="float" office:value="183727" table:style-name="ce53">
            <text:p><text:s text:c="3"/>183,727</text:p>
          </table:table-cell>
          <table:table-cell office:value-type="float" office:value="503773" table:style-name="ce53">
            <text:p><text:s text:c="3"/>503,773</text:p>
          </table:table-cell>
          <table:table-cell office:value-type="float" office:value="261582" table:style-name="ce53">
            <text:p><text:s text:c="3"/>261,582</text:p>
          </table:table-cell>
          <table:table-cell office:value-type="float" office:value="242191" table:style-name="ce53">
            <text:p><text:s text:c="3"/>242,191</text:p>
          </table:table-cell>
          <table:table-cell office:value-type="float" office:value="108.01" table:style-name="ce54">
            <text:p>108.01</text:p>
          </table:table-cell>
          <table:table-cell office:value-type="float" office:value="264.64" table:style-name="ce54">
            <text:p>264.64</text:p>
          </table:table-cell>
          <table:table-cell office:value-type="float" office:value="2.74" table:style-name="ce55">
            <text:p>2.74</text:p>
          </table:table-cell>
          <table:table-cell table:style-name="ce78"/>
          <table:table-cell table:style-name="ce100"/>
          <table:table-cell table:style-name="ce101"/>
          <table:table-cell table:style-name="ce102"/>
          <table:table-cell table:style-name="ce78"/>
          <table:table-cell table:number-columns-repeated="16367" table:style-name="ce10"/>
        </table:table-row>
        <table:table-row table:style-name="ro11">
          <table:table-cell office:value-type="string" table:style-name="ce103">
            <text:p>屏東縣</text:p>
          </table:table-cell>
          <table:table-cell office:value-type="float" office:value="2775.6003000000001" table:style-name="ce104">
            <text:p>2,775.6003</text:p>
          </table:table-cell>
          <table:table-cell office:value-type="float" office:value="33" table:style-name="ce105">
            <text:p><text:s text:c="3"/>33</text:p>
          </table:table-cell>
          <table:table-cell office:value-type="float" office:value="463" table:style-name="ce53">
            <text:p><text:s text:c="3"/>463</text:p>
          </table:table-cell>
          <table:table-cell office:value-type="float" office:value="7394" table:style-name="ce53">
            <text:p><text:s text:c="3"/>7,394</text:p>
          </table:table-cell>
          <table:table-cell office:value-type="float" office:value="289758" table:style-name="ce53">
            <text:p><text:s text:c="3"/>289,758</text:p>
          </table:table-cell>
          <table:table-cell office:value-type="float" office:value="820155" table:style-name="ce53">
            <text:p><text:s text:c="3"/>820,155</text:p>
          </table:table-cell>
          <table:table-cell office:value-type="float" office:value="418451" table:style-name="ce53">
            <text:p><text:s text:c="3"/>418,451</text:p>
          </table:table-cell>
          <table:table-cell office:value-type="float" office:value="401704" table:style-name="ce53">
            <text:p><text:s text:c="3"/>401,704</text:p>
          </table:table-cell>
          <table:table-cell office:value-type="float" office:value="104.17" table:style-name="ce54">
            <text:p>104.17</text:p>
          </table:table-cell>
          <table:table-cell office:value-type="float" office:value="295.49" table:style-name="ce54">
            <text:p>295.49</text:p>
          </table:table-cell>
          <table:table-cell office:value-type="float" office:value="2.83" table:style-name="ce55">
            <text:p>2.83</text:p>
          </table:table-cell>
          <table:table-cell table:style-name="ce78"/>
          <table:table-cell table:style-name="ce100"/>
          <table:table-cell table:style-name="ce101"/>
          <table:table-cell table:style-name="ce102"/>
          <table:table-cell table:style-name="ce78"/>
          <table:table-cell table:number-columns-repeated="16367" table:style-name="ce10"/>
        </table:table-row>
        <table:table-row table:style-name="ro18">
          <table:table-cell office:value-type="string" table:style-name="ce103">
            <text:p>臺東縣</text:p>
          </table:table-cell>
          <table:table-cell office:value-type="float" office:value="3515.2525999999998" table:style-name="ce104">
            <text:p>3,515.2526</text:p>
          </table:table-cell>
          <table:table-cell office:value-type="float" office:value="16" table:style-name="ce105">
            <text:p><text:s text:c="3"/>16</text:p>
          </table:table-cell>
          <table:table-cell office:value-type="float" office:value="147" table:style-name="ce53">
            <text:p><text:s text:c="3"/>147</text:p>
          </table:table-cell>
          <table:table-cell office:value-type="float" office:value="2682" table:style-name="ce53">
            <text:p><text:s text:c="3"/>2,682</text:p>
          </table:table-cell>
          <table:table-cell office:value-type="float" office:value="83264" table:style-name="ce53">
            <text:p><text:s text:c="3"/>83,264</text:p>
          </table:table-cell>
          <table:table-cell office:value-type="float" office:value="217166" table:style-name="ce53">
            <text:p><text:s text:c="3"/>217,166</text:p>
          </table:table-cell>
          <table:table-cell office:value-type="float" office:value="111841" table:style-name="ce53">
            <text:p><text:s text:c="3"/>111,841</text:p>
          </table:table-cell>
          <table:table-cell office:value-type="float" office:value="105325" table:style-name="ce53">
            <text:p><text:s text:c="3"/>105,325</text:p>
          </table:table-cell>
          <table:table-cell office:value-type="float" office:value="106.19" table:style-name="ce54">
            <text:p>106.19</text:p>
          </table:table-cell>
          <table:table-cell office:value-type="float" office:value="61.78" table:style-name="ce54">
            <text:p>61.78</text:p>
          </table:table-cell>
          <table:table-cell office:value-type="float" office:value="2.61" table:style-name="ce55">
            <text:p>2.61</text:p>
          </table:table-cell>
          <table:table-cell table:style-name="ce78"/>
          <table:table-cell table:style-name="ce100"/>
          <table:table-cell table:style-name="ce101"/>
          <table:table-cell table:style-name="ce102"/>
          <table:table-cell table:style-name="ce78"/>
          <table:table-cell table:number-columns-repeated="16367" table:style-name="ce10"/>
        </table:table-row>
        <table:table-row table:style-name="ro5">
          <table:table-cell office:value-type="string" table:style-name="ce103">
            <text:p>花蓮縣</text:p>
          </table:table-cell>
          <table:table-cell office:value-type="float" office:value="4628.5713999999998" table:style-name="ce104">
            <text:p>4,628.5714</text:p>
          </table:table-cell>
          <table:table-cell office:value-type="float" office:value="13" table:style-name="ce105">
            <text:p><text:s text:c="3"/>13</text:p>
          </table:table-cell>
          <table:table-cell office:value-type="float" office:value="176" table:style-name="ce53">
            <text:p><text:s text:c="3"/>176</text:p>
          </table:table-cell>
          <table:table-cell office:value-type="float" office:value="3575" table:style-name="ce53">
            <text:p><text:s text:c="3"/>3,575</text:p>
          </table:table-cell>
          <table:table-cell office:value-type="float" office:value="126663" table:style-name="ce53">
            <text:p><text:s text:c="3"/>126,663</text:p>
          </table:table-cell>
          <table:table-cell office:value-type="float" office:value="326576" table:style-name="ce53">
            <text:p><text:s text:c="3"/>326,576</text:p>
          </table:table-cell>
          <table:table-cell office:value-type="float" office:value="165299" table:style-name="ce53">
            <text:p><text:s text:c="3"/>165,299</text:p>
          </table:table-cell>
          <table:table-cell office:value-type="float" office:value="161277" table:style-name="ce53">
            <text:p><text:s text:c="3"/>161,277</text:p>
          </table:table-cell>
          <table:table-cell office:value-type="float" office:value="102.49" table:style-name="ce54">
            <text:p>102.49</text:p>
          </table:table-cell>
          <table:table-cell office:value-type="float" office:value="70.56" table:style-name="ce54">
            <text:p>70.56</text:p>
          </table:table-cell>
          <table:table-cell office:value-type="float" office:value="2.58" table:style-name="ce55">
            <text:p>2.58</text:p>
          </table:table-cell>
          <table:table-cell table:style-name="ce78"/>
          <table:table-cell table:style-name="ce100"/>
          <table:table-cell table:style-name="ce101"/>
          <table:table-cell table:style-name="ce102"/>
          <table:table-cell table:style-name="ce78"/>
          <table:table-cell table:number-columns-repeated="16367" table:style-name="ce10"/>
        </table:table-row>
        <table:table-row table:style-name="ro5">
          <table:table-cell office:value-type="string" table:style-name="ce103">
            <text:p>澎湖縣</text:p>
          </table:table-cell>
          <table:table-cell office:value-type="float" office:value="126.86409999999999" table:style-name="ce104">
            <text:p>126.8641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96" table:style-name="ce53">
            <text:p><text:s text:c="3"/>96</text:p>
          </table:table-cell>
          <table:table-cell office:value-type="float" office:value="1397" table:style-name="ce53">
            <text:p><text:s text:c="3"/>1,397</text:p>
          </table:table-cell>
          <table:table-cell office:value-type="float" office:value="41482" table:style-name="ce53">
            <text:p><text:s text:c="3"/>41,482</text:p>
          </table:table-cell>
          <table:table-cell office:value-type="float" office:value="105152" table:style-name="ce53">
            <text:p><text:s text:c="3"/>105,152</text:p>
          </table:table-cell>
          <table:table-cell office:value-type="float" office:value="54272" table:style-name="ce53">
            <text:p><text:s text:c="3"/>54,272</text:p>
          </table:table-cell>
          <table:table-cell office:value-type="float" office:value="50880" table:style-name="ce53">
            <text:p><text:s text:c="3"/>50,880</text:p>
          </table:table-cell>
          <table:table-cell office:value-type="float" office:value="106.67" table:style-name="ce54">
            <text:p>106.67</text:p>
          </table:table-cell>
          <table:table-cell office:value-type="float" office:value="828.86" table:style-name="ce54">
            <text:p>828.86</text:p>
          </table:table-cell>
          <table:table-cell office:value-type="float" office:value="2.5299999999999998" table:style-name="ce55">
            <text:p>2.53</text:p>
          </table:table-cell>
          <table:table-cell table:style-name="ce78"/>
          <table:table-cell table:style-name="ce100"/>
          <table:table-cell table:style-name="ce101"/>
          <table:table-cell table:style-name="ce102"/>
          <table:table-cell table:style-name="ce78"/>
          <table:table-cell table:number-columns-repeated="16367" table:style-name="ce10"/>
        </table:table-row>
        <table:table-row table:style-name="ro1">
          <table:table-cell office:value-type="string" table:style-name="ce103">
            <text:p>基隆市</text:p>
          </table:table-cell>
          <table:table-cell office:value-type="float" office:value="132.75890000000001" table:style-name="ce104">
            <text:p>132.7589</text:p>
          </table:table-cell>
          <table:table-cell office:value-type="float" office:value="7" table:style-name="ce105">
            <text:p><text:s text:c="3"/>7</text:p>
          </table:table-cell>
          <table:table-cell office:value-type="float" office:value="157" table:style-name="ce53">
            <text:p><text:s text:c="3"/>157</text:p>
          </table:table-cell>
          <table:table-cell office:value-type="float" office:value="3325" table:style-name="ce53">
            <text:p><text:s text:c="3"/>3,325</text:p>
          </table:table-cell>
          <table:table-cell office:value-type="float" office:value="154544" table:style-name="ce53">
            <text:p><text:s text:c="3"/>154,544</text:p>
          </table:table-cell>
          <table:table-cell office:value-type="float" office:value="369132" table:style-name="ce53">
            <text:p><text:s text:c="3"/>369,132</text:p>
          </table:table-cell>
          <table:table-cell office:value-type="float" office:value="184268" table:style-name="ce53">
            <text:p><text:s text:c="3"/>184,268</text:p>
          </table:table-cell>
          <table:table-cell office:value-type="float" office:value="184864" table:style-name="ce53">
            <text:p><text:s text:c="3"/>184,864</text:p>
          </table:table-cell>
          <table:table-cell office:value-type="float" office:value="99.68" table:style-name="ce54">
            <text:p>99.68</text:p>
          </table:table-cell>
          <table:table-cell office:value-type="float" office:value="2780.47" table:style-name="ce54">
            <text:p>2,780.47</text:p>
          </table:table-cell>
          <table:table-cell office:value-type="float" office:value="2.39" table:style-name="ce55">
            <text:p>2.39</text:p>
          </table:table-cell>
          <table:table-cell table:style-name="ce78"/>
          <table:table-cell table:style-name="ce100"/>
          <table:table-cell table:style-name="ce101"/>
          <table:table-cell table:style-name="ce102"/>
          <table:table-cell table:style-name="ce78"/>
          <table:table-cell table:number-columns-repeated="16367" table:style-name="ce10"/>
        </table:table-row>
        <table:table-row table:style-name="ro5">
          <table:table-cell office:value-type="string" table:style-name="ce103">
            <text:p>新竹市</text:p>
          </table:table-cell>
          <table:table-cell office:value-type="float" office:value="104.15260000000001" table:style-name="ce104">
            <text:p>104.1526</text:p>
          </table:table-cell>
          <table:table-cell office:value-type="float" office:value="3" table:style-name="ce105">
            <text:p><text:s text:c="3"/>3</text:p>
          </table:table-cell>
          <table:table-cell office:value-type="float" office:value="122" table:style-name="ce53">
            <text:p><text:s text:c="3"/>122</text:p>
          </table:table-cell>
          <table:table-cell office:value-type="float" office:value="2175" table:style-name="ce53">
            <text:p><text:s text:c="3"/>2,175</text:p>
          </table:table-cell>
          <table:table-cell office:value-type="float" office:value="167911" table:style-name="ce53">
            <text:p><text:s text:c="3"/>167,911</text:p>
          </table:table-cell>
          <table:table-cell office:value-type="float" office:value="447952" table:style-name="ce53">
            <text:p><text:s text:c="3"/>447,952</text:p>
          </table:table-cell>
          <table:table-cell office:value-type="float" office:value="220885" table:style-name="ce53">
            <text:p><text:s text:c="3"/>220,885</text:p>
          </table:table-cell>
          <table:table-cell office:value-type="float" office:value="227067" table:style-name="ce53">
            <text:p><text:s text:c="3"/>227,067</text:p>
          </table:table-cell>
          <table:table-cell office:value-type="float" office:value="97.28" table:style-name="ce54">
            <text:p>97.28</text:p>
          </table:table-cell>
          <table:table-cell office:value-type="float" office:value="4300.92" table:style-name="ce54">
            <text:p>4,300.92</text:p>
          </table:table-cell>
          <table:table-cell office:value-type="float" office:value="2.67" table:style-name="ce55">
            <text:p>2.67</text:p>
          </table:table-cell>
          <table:table-cell table:style-name="ce78"/>
          <table:table-cell table:style-name="ce100"/>
          <table:table-cell table:style-name="ce101"/>
          <table:table-cell table:style-name="ce102"/>
          <table:table-cell table:style-name="ce78"/>
          <table:table-cell table:number-columns-repeated="16367" table:style-name="ce10"/>
        </table:table-row>
        <table:table-row table:style-name="ro5">
          <table:table-cell office:value-type="string" table:style-name="ce103">
            <text:p>嘉義市</text:p>
          </table:table-cell>
          <table:table-cell office:value-type="float" office:value="60.025599999999997" table:style-name="ce104">
            <text:p>60.0256</text:p>
          </table:table-cell>
          <table:table-cell office:value-type="float" office:value="2" table:style-name="ce105">
            <text:p><text:s text:c="3"/>2</text:p>
          </table:table-cell>
          <table:table-cell office:value-type="float" office:value="84" table:style-name="ce53">
            <text:p><text:s text:c="3"/>84</text:p>
          </table:table-cell>
          <table:table-cell office:value-type="float" office:value="1402" table:style-name="ce53">
            <text:p><text:s text:c="3"/>1,402</text:p>
          </table:table-cell>
          <table:table-cell office:value-type="float" office:value="100573" table:style-name="ce53">
            <text:p><text:s text:c="3"/>100,573</text:p>
          </table:table-cell>
          <table:table-cell office:value-type="float" office:value="267863" table:style-name="ce53">
            <text:p><text:s text:c="3"/>267,863</text:p>
          </table:table-cell>
          <table:table-cell office:value-type="float" office:value="129955" table:style-name="ce53">
            <text:p><text:s text:c="3"/>129,955</text:p>
          </table:table-cell>
          <table:table-cell office:value-type="float" office:value="137908" table:style-name="ce53">
            <text:p><text:s text:c="3"/>137,908</text:p>
          </table:table-cell>
          <table:table-cell office:value-type="float" office:value="94.23" table:style-name="ce54">
            <text:p>94.23</text:p>
          </table:table-cell>
          <table:table-cell office:value-type="float" office:value="4462.4799999999996" table:style-name="ce54">
            <text:p>4,462.48</text:p>
          </table:table-cell>
          <table:table-cell office:value-type="float" office:value="2.66" table:style-name="ce55">
            <text:p>2.66</text:p>
          </table:table-cell>
          <table:table-cell table:style-name="ce78"/>
          <table:table-cell table:style-name="ce91"/>
          <table:table-cell table:style-name="ce98"/>
          <table:table-cell table:style-name="ce99"/>
          <table:table-cell table:style-name="ce78"/>
          <table:table-cell table:number-columns-repeated="16367" table:style-name="ce10"/>
        </table:table-row>
        <table:table-row table:style-name="ro17">
          <table:table-cell office:value-type="string" table:style-name="ce88">
            <text:p>福建省</text:p>
          </table:table-cell>
          <table:table-cell office:value-type="float" office:value="180.45600000000002" table:style-name="ce94">
            <text:p>180.4560</text:p>
          </table:table-cell>
          <table:table-cell office:value-type="float" office:value="10" table:style-name="ce95">
            <text:p><text:s text:c="3"/>10</text:p>
          </table:table-cell>
          <table:table-cell office:value-type="float" office:value="59" table:style-name="ce46">
            <text:p><text:s text:c="3"/>59</text:p>
          </table:table-cell>
          <table:table-cell office:value-type="float" office:value="912" table:style-name="ce46">
            <text:p><text:s text:c="3"/>912</text:p>
          </table:table-cell>
          <table:table-cell office:value-type="float" office:value="44315" table:style-name="ce46">
            <text:p><text:s text:c="3"/>44,315</text:p>
          </table:table-cell>
          <table:table-cell office:value-type="float" office:value="153047" table:style-name="ce46">
            <text:p><text:s text:c="3"/>153,047</text:p>
          </table:table-cell>
          <table:table-cell office:value-type="float" office:value="77368" table:style-name="ce46">
            <text:p><text:s text:c="3"/>77,368</text:p>
          </table:table-cell>
          <table:table-cell office:value-type="float" office:value="75679" table:style-name="ce46">
            <text:p><text:s text:c="3"/>75,679</text:p>
          </table:table-cell>
          <table:table-cell office:value-type="float" office:value="102.23" table:style-name="ce47">
            <text:p>102.23</text:p>
          </table:table-cell>
          <table:table-cell office:value-type="float" office:value="848.11" table:style-name="ce47">
            <text:p>848.11</text:p>
          </table:table-cell>
          <table:table-cell office:value-type="float" office:value="3.45" table:style-name="ce48">
            <text:p>3.45</text:p>
          </table:table-cell>
          <table:table-cell table:style-name="ce78"/>
          <table:table-cell table:style-name="ce100"/>
          <table:table-cell table:style-name="ce101"/>
          <table:table-cell table:style-name="ce102"/>
          <table:table-cell table:style-name="ce78"/>
          <table:table-cell table:number-columns-repeated="16367" table:style-name="ce10"/>
        </table:table-row>
        <table:table-row table:style-name="ro5">
          <table:table-cell office:value-type="string" table:style-name="ce103">
            <text:p>金門縣</text:p>
          </table:table-cell>
          <table:table-cell office:value-type="float" office:value="151.65600000000001" table:style-name="ce104">
            <text:p>151.6560</text:p>
          </table:table-cell>
          <table:table-cell office:value-type="float" office:value="6" table:style-name="ce105">
            <text:p><text:s text:c="3"/>6</text:p>
          </table:table-cell>
          <table:table-cell office:value-type="float" office:value="37" table:style-name="ce53">
            <text:p><text:s text:c="3"/>37</text:p>
          </table:table-cell>
          <table:table-cell office:value-type="float" office:value="776" table:style-name="ce53">
            <text:p><text:s text:c="3"/>776</text:p>
          </table:table-cell>
          <table:table-cell office:value-type="float" office:value="41142" table:style-name="ce53">
            <text:p><text:s text:c="3"/>41,142</text:p>
          </table:table-cell>
          <table:table-cell office:value-type="float" office:value="139987" table:style-name="ce53">
            <text:p><text:s text:c="3"/>139,987</text:p>
          </table:table-cell>
          <table:table-cell office:value-type="float" office:value="69898" table:style-name="ce53">
            <text:p><text:s text:c="3"/>69,898</text:p>
          </table:table-cell>
          <table:table-cell office:value-type="float" office:value="70089" table:style-name="ce53">
            <text:p><text:s text:c="3"/>70,089</text:p>
          </table:table-cell>
          <table:table-cell office:value-type="float" office:value="99.73" table:style-name="ce54">
            <text:p>99.73</text:p>
          </table:table-cell>
          <table:table-cell office:value-type="float" office:value="923.06" table:style-name="ce54">
            <text:p>923.06</text:p>
          </table:table-cell>
          <table:table-cell office:value-type="float" office:value="3.4" table:style-name="ce55">
            <text:p>3.40</text:p>
          </table:table-cell>
          <table:table-cell table:style-name="ce78"/>
          <table:table-cell table:style-name="ce100"/>
          <table:table-cell table:style-name="ce101"/>
          <table:table-cell table:style-name="ce102"/>
          <table:table-cell table:style-name="ce78"/>
          <table:table-cell table:number-columns-repeated="16367" table:style-name="ce10"/>
        </table:table-row>
        <table:table-row table:style-name="ro5">
          <table:table-cell office:value-type="string" table:style-name="ce103">
            <text:p>連江縣</text:p>
          </table:table-cell>
          <table:table-cell office:value-type="float" office:value="28.8" table:style-name="ce104">
            <text:p>28.8000</text:p>
          </table:table-cell>
          <table:table-cell office:value-type="float" office:value="4" table:style-name="ce105">
            <text:p><text:s text:c="3"/>4</text:p>
          </table:table-cell>
          <table:table-cell office:value-type="float" office:value="22" table:style-name="ce53">
            <text:p><text:s text:c="3"/>22</text:p>
          </table:table-cell>
          <table:table-cell office:value-type="float" office:value="136" table:style-name="ce53">
            <text:p><text:s text:c="3"/>136</text:p>
          </table:table-cell>
          <table:table-cell office:value-type="float" office:value="3173" table:style-name="ce53">
            <text:p><text:s text:c="3"/>3,173</text:p>
          </table:table-cell>
          <table:table-cell office:value-type="float" office:value="13060" table:style-name="ce53">
            <text:p><text:s text:c="3"/>13,060</text:p>
          </table:table-cell>
          <table:table-cell office:value-type="float" office:value="7470" table:style-name="ce53">
            <text:p><text:s text:c="3"/>7,470</text:p>
          </table:table-cell>
          <table:table-cell office:value-type="float" office:value="5590" table:style-name="ce53">
            <text:p><text:s text:c="3"/>5,590</text:p>
          </table:table-cell>
          <table:table-cell office:value-type="float" office:value="133.63" table:style-name="ce54">
            <text:p>133.63</text:p>
          </table:table-cell>
          <table:table-cell office:value-type="float" office:value="453.47" table:style-name="ce54">
            <text:p>453.47</text:p>
          </table:table-cell>
          <table:table-cell office:value-type="float" office:value="4.12" table:style-name="ce55">
            <text:p>4.12</text:p>
          </table:table-cell>
          <table:table-cell table:style-name="ce78"/>
          <table:table-cell table:style-name="ce106"/>
          <table:table-cell table:style-name="ce98"/>
          <table:table-cell table:style-name="ce107"/>
          <table:table-cell table:style-name="ce78"/>
          <table:table-cell table:number-columns-repeated="16367" table:style-name="ce10"/>
        </table:table-row>
        <table:table-row table:style-name="ro19">
          <table:table-cell office:value-type="string" table:style-name="ce108">
            <text:p>東沙群島</text:p>
          </table:table-cell>
          <table:table-cell office:value-type="float" office:value="2.38" table:style-name="ce94">
            <text:p>2.3800</text:p>
          </table:table-cell>
          <table:table-cell office:value-type="string" table:style-name="ce109">
            <text:p>…</text:p>
          </table:table-cell>
          <table:table-cell office:value-type="string" table:style-name="ce109">
            <text:p>…</text:p>
          </table:table-cell>
          <table:table-cell office:value-type="string" table:style-name="ce109">
            <text:p>…</text:p>
          </table:table-cell>
          <table:table-cell office:value-type="string" table:style-name="ce109">
            <text:p>…</text:p>
          </table:table-cell>
          <table:table-cell office:value-type="string" table:style-name="ce109">
            <text:p>…</text:p>
          </table:table-cell>
          <table:table-cell office:value-type="string" table:style-name="ce109">
            <text:p>…</text:p>
          </table:table-cell>
          <table:table-cell office:value-type="string" table:style-name="ce109">
            <text:p>…</text:p>
          </table:table-cell>
          <table:table-cell office:value-type="string" table:style-name="ce109">
            <text:p>…</text:p>
          </table:table-cell>
          <table:table-cell office:value-type="string" table:style-name="ce109">
            <text:p>…</text:p>
          </table:table-cell>
          <table:table-cell office:value-type="string" table:style-name="ce109">
            <text:p>…</text:p>
          </table:table-cell>
          <table:table-cell table:style-name="ce78"/>
          <table:table-cell table:style-name="ce106"/>
          <table:table-cell table:style-name="ce98"/>
          <table:table-cell table:style-name="ce110"/>
          <table:table-cell table:style-name="ce78"/>
          <table:table-cell table:number-columns-repeated="16367" table:style-name="ce10"/>
        </table:table-row>
        <table:table-row table:style-name="ro5">
          <table:table-cell office:value-type="string" table:style-name="ce108">
            <text:p>南沙群島</text:p>
          </table:table-cell>
          <table:table-cell office:value-type="float" office:value="0.50449999999999995" table:style-name="ce94">
            <text:p>0.5045</text:p>
          </table:table-cell>
          <table:table-cell office:value-type="string" table:style-name="ce111">
            <text:p>…</text:p>
          </table:table-cell>
          <table:table-cell office:value-type="string" table:style-name="ce109">
            <text:p>…</text:p>
          </table:table-cell>
          <table:table-cell office:value-type="string" table:style-name="ce109">
            <text:p>…</text:p>
          </table:table-cell>
          <table:table-cell office:value-type="string" table:style-name="ce109">
            <text:p>…</text:p>
          </table:table-cell>
          <table:table-cell office:value-type="string" table:style-name="ce109">
            <text:p>…</text:p>
          </table:table-cell>
          <table:table-cell office:value-type="string" table:style-name="ce109">
            <text:p>…</text:p>
          </table:table-cell>
          <table:table-cell office:value-type="string" table:style-name="ce109">
            <text:p>…</text:p>
          </table:table-cell>
          <table:table-cell office:value-type="string" table:style-name="ce109">
            <text:p>…</text:p>
          </table:table-cell>
          <table:table-cell office:value-type="string" table:style-name="ce109">
            <text:p>…</text:p>
          </table:table-cell>
          <table:table-cell office:value-type="string" table:style-name="ce109">
            <text:p>…</text:p>
          </table:table-cell>
          <table:table-cell table:number-columns-repeated="16372" table:style-name="ce10"/>
        </table:table-row>
        <table:table-row table:style-name="ro20">
          <table:table-cell table:style-name="ce112"/>
          <table:table-cell table:style-name="ce113"/>
          <table:table-cell table:style-name="ce114"/>
          <table:table-cell table:number-columns-repeated="3" table:style-name="ce115"/>
          <table:table-cell table:style-name="ce116"/>
          <table:table-cell table:number-columns-repeated="2" table:style-name="ce115"/>
          <table:table-cell table:number-columns-repeated="2" table:style-name="ce117"/>
          <table:table-cell table:style-name="ce118"/>
          <table:table-cell table:number-columns-repeated="244" table:style-name="ce78"/>
          <table:table-cell table:number-columns-repeated="16128" table:style-name="ce119"/>
        </table:table-row>
        <table:table-row table:style-name="ro5">
          <table:table-cell office:value-type="string" table:style-name="ce73">
            <text:p><text:span text:style-name="T3"><text:s/></text:span>說明：1.本表村里數及鄰數係指設有戶籍之戶籍登記資料，非行政區域資料。</text:p>
          </table:table-cell>
          <table:table-cell table:style-name="ce74"/>
          <table:table-cell table:style-name="ce75"/>
          <table:table-cell table:number-columns-repeated="5" table:style-name="ce69"/>
          <table:table-cell table:style-name="ce10"/>
          <table:table-cell table:style-name="ce120"/>
          <table:table-cell table:style-name="ce70"/>
          <table:table-cell office:value-type="string" table:style-name="ce121">
            <text:p>內政部戶政司 民國108年10月7日編製</text:p>
          </table:table-cell>
          <table:table-cell table:style-name="ce77"/>
          <table:table-cell table:number-columns-repeated="16371" table:style-name="ce78"/>
        </table:table-row>
        <table:table-row table:style-name="ro6">
          <table:table-cell office:value-type="string" table:style-name="ce73">
            <text:p><text:s text:c="12"/>2.96年12月起，我國土地面積增列東沙群島東沙島(2.38平方公里)及南沙群島太平島(0.4896平方公里)，由高雄市代管；</text:p>
          </table:table-cell>
          <table:table-cell table:style-name="ce74"/>
          <table:table-cell table:style-name="ce75"/>
          <table:table-cell table:number-columns-repeated="5" table:style-name="ce69"/>
          <table:table-cell table:style-name="ce10"/>
          <table:table-cell table:style-name="ce43"/>
          <table:table-cell table:style-name="ce49"/>
          <table:table-cell table:style-name="ce76"/>
          <table:table-cell table:style-name="ce77"/>
          <table:table-cell table:number-columns-repeated="16371" table:style-name="ce78"/>
        </table:table-row>
        <table:table-row table:style-name="ro6">
          <table:table-cell office:value-type="string" table:style-name="ce73">
            <text:p><text:s text:c="14"/>其設籍人口列於高雄市統計。</text:p>
          </table:table-cell>
          <table:table-cell table:style-name="ce74"/>
          <table:table-cell table:style-name="ce75"/>
          <table:table-cell table:number-columns-repeated="5" table:style-name="ce69"/>
          <table:table-cell table:style-name="ce10"/>
          <table:table-cell table:style-name="ce43"/>
          <table:table-cell table:style-name="ce49"/>
          <table:table-cell table:style-name="ce76"/>
          <table:table-cell table:style-name="ce77"/>
          <table:table-cell table:number-columns-repeated="16371" table:style-name="ce78"/>
        </table:table-row>
        <table:table-row table:style-name="ro6">
          <table:table-cell office:value-type="string" table:style-name="ce73">
            <text:p><text:s text:c="12"/>3.104年12月南沙太平島交通基礎整建工程竣工，增加面積0.0149平方公里。</text:p>
          </table:table-cell>
          <table:table-cell table:style-name="ce74"/>
          <table:table-cell table:style-name="ce75"/>
          <table:table-cell table:number-columns-repeated="5" table:style-name="ce69"/>
          <table:table-cell table:style-name="ce10"/>
          <table:table-cell table:style-name="ce43"/>
          <table:table-cell table:style-name="ce49"/>
          <table:table-cell table:style-name="ce76"/>
          <table:table-cell table:style-name="ce77"/>
          <table:table-cell table:number-columns-repeated="16371" table:style-name="ce78"/>
        </table:table-row>
        <table:table-row table:style-name="ro12">
          <table:table-cell table:style-name="ce73"/>
          <table:table-cell table:number-columns-repeated="2" table:style-name="ce80"/>
          <table:table-cell table:number-columns-repeated="16381" table:style-name="ce10"/>
        </table:table-row>
        <table:table-row table:style-name="ro12">
          <table:table-cell table:style-name="ce79"/>
          <table:table-cell table:number-columns-repeated="2" table:style-name="ce80"/>
          <table:table-cell table:number-columns-repeated="16381" table:style-name="ce10"/>
        </table:table-row>
        <table:table-row table:number-rows-repeated="2" table:style-name="ro7">
          <table:table-cell table:style-name="ce73"/>
          <table:table-cell table:number-columns-repeated="2" table:style-name="ce80"/>
          <table:table-cell table:number-columns-repeated="16381" table:style-name="ce10"/>
        </table:table-row>
        <table:table-row table:number-rows-repeated="1048536" table:style-name="ro12">
          <table:table-cell table:number-columns-repeated="16384"/>
        </table:table-row>
      </table:table>
      <table:named-expressions>
        <table:named-expression table:name="\a" table:expression="of:=[.#REF!]" table:base-cell-address="新02性比例等-年月別.$A$1"/>
        <table:named-expression table:name="\b" table:expression="of:=[.#REF!]" table:base-cell-address="新02性比例等-年月別.$A$1"/>
        <table:named-expression table:name="NAME" table:expression="of:=[.#REF!]" table:base-cell-address="新02性比例等-年月別.$A$1"/>
        <table:named-expression table:name="P_1" table:expression="of:=[.#REF!]" table:base-cell-address="新02性比例等-年月別.$A$1"/>
        <table:named-expression table:name="P_11" table:expression="of:=[.#REF!]" table:base-cell-address="新02性比例等-年月別.$A$1"/>
        <table:named-expression table:name="P_2" table:expression="of:=[.#REF!]" table:base-cell-address="新02性比例等-年月別.$A$1"/>
        <table:named-expression table:name="Print_Area" table:expression="of:=[.#REF!]" table:base-cell-address="新02性比例等-年月別.$A$1"/>
        <table:named-expression table:name="PRINT_AREA_MI" table:expression="of:=[.#REF!]" table:base-cell-address="新02性比例等-年月別.$A$1"/>
        <table:named-expression table:name="rd_rf_f_97y_9802_data" table:expression="of:=[.#REF!]" table:base-cell-address="新02性比例等-年月別.$A$1"/>
        <table:named-expression table:name="rd_rg_f_84y_97y_data" table:expression="of:=[.#REF!]" table:base-cell-address="新02性比例等-年月別.$A$1"/>
        <table:named-expression table:name="rd_rg_f_9805_data" table:expression="of:=[.#REF!]" table:base-cell-address="新02性比例等-年月別.$A$1"/>
        <table:named-expression table:name="rd_rg_f_9806_data" table:expression="of:=[.#REF!]" table:base-cell-address="新02性比例等-年月別.$A$1"/>
        <table:named-expression table:name="rd_rg_f_9807_data" table:expression="of:=[.#REF!]" table:base-cell-address="新02性比例等-年月別.$A$1"/>
        <table:named-expression table:name="rd_rg_f_9808_data" table:expression="of:=[.#REF!]" table:base-cell-address="新02性比例等-年月別.$A$1"/>
        <table:named-expression table:name="rd_rg_f_98y_9803_data" table:expression="of:=[.#REF!]" table:base-cell-address="新02性比例等-年月別.$A$1"/>
        <table:named-expression table:name="rd_rg_f_98y_9804_data" table:expression="of:=[.#REF!]" table:base-cell-address="新02性比例等-年月別.$A$1"/>
        <table:named-expression table:name="rd_rg_q_84y_97y_data" table:expression="of:=[.#REF!]" table:base-cell-address="新02性比例等-年月別.$A$1"/>
        <table:named-expression table:name="rd_rg_q_97y_9802_data" table:expression="of:=[.#REF!]" table:base-cell-address="新02性比例等-年月別.$A$1"/>
        <table:named-expression table:name="rd_rg_q_9805_data" table:expression="of:=[.#REF!]" table:base-cell-address="新02性比例等-年月別.$A$1"/>
        <table:named-expression table:name="rd_rg_q_9806_data" table:expression="of:=[.#REF!]" table:base-cell-address="新02性比例等-年月別.$A$1"/>
        <table:named-expression table:name="rd_rg_q_9807_data" table:expression="of:=[.#REF!]" table:base-cell-address="新02性比例等-年月別.$A$1"/>
        <table:named-expression table:name="rd_rg_q_9808_data" table:expression="of:=[.#REF!]" table:base-cell-address="新02性比例等-年月別.$A$1"/>
        <table:named-expression table:name="rd_rg_q_98y_9803_data" table:expression="of:=[.#REF!]" table:base-cell-address="新02性比例等-年月別.$A$1"/>
        <table:named-expression table:name="rd_rg_q_98y_9804_data" table:expression="of:=[.#REF!]" table:base-cell-address="新02性比例等-年月別.$A$1"/>
        <table:named-expression table:name="rd_rg_q9607" table:expression="of:=[.#REF!]" table:base-cell-address="新02性比例等-年月別.$A$1"/>
        <table:named-expression table:name="rd_t_84y_97y_data" table:expression="of:=[.#REF!]" table:base-cell-address="新02性比例等-年月別.$A$1"/>
        <table:named-expression table:name="rd_t_97y_9802_data" table:expression="of:=[.#REF!]" table:base-cell-address="新02性比例等-年月別.$A$1"/>
        <table:named-expression table:name="rd_t_9805_data" table:expression="of:=[.#REF!]" table:base-cell-address="新02性比例等-年月別.$A$1"/>
        <table:named-expression table:name="rd_t_9806_data" table:expression="of:=[.#REF!]" table:base-cell-address="新02性比例等-年月別.$A$1"/>
        <table:named-expression table:name="rd_t_9807_data" table:expression="of:=[.#REF!]" table:base-cell-address="新02性比例等-年月別.$A$1"/>
        <table:named-expression table:name="rd_t_9808_data" table:expression="of:=[.#REF!]" table:base-cell-address="新02性比例等-年月別.$A$1"/>
        <table:named-expression table:name="rd_t_98y_9803_data" table:expression="of:=[.#REF!]" table:base-cell-address="新02性比例等-年月別.$A$1"/>
        <table:named-expression table:name="rd_t_98y_9804_data" table:expression="of:=[.#REF!]" table:base-cell-address="新02性比例等-年月別.$A$1"/>
        <table:named-expression table:name="rd_t9607" table:expression="of:=[.#REF!]" table:base-cell-address="新02性比例等-年月別.$A$1"/>
        <table:named-expression table:name="月底人口數" table:expression="of:=[.#REF!]" table:base-cell-address="新02性比例等-年月別.$A$1"/>
        <table:named-expression table:name="出生" table:expression="of:=[.#REF!]" table:base-cell-address="新02性比例等-年月別.$A$1"/>
        <table:named-expression table:name="死亡" table:expression="of:=[.#REF!]" table:base-cell-address="新02性比例等-年月別.$A$1"/>
        <table:named-expression table:name="結婚" table:expression="of:=[.#REF!]" table:base-cell-address="新02性比例等-年月別.$A$1"/>
        <table:named-expression table:name="鄰數戶數" table:expression="of:=[.#REF!]" table:base-cell-address="新02性比例等-年月別.$A$1"/>
        <table:named-expression table:name="離婚" table:expression="of:=[.#REF!]" table:base-cell-address="新02性比例等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  </number:text>
      <number:number number:decimal-places="4" number:min-integer-digits="1" number:grouping="true"/>
    </number:number-style>
    <number:number-style style:name="N49P1">
      <number:text>－</number:text>
      <number:number number:decimal-places="4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text>   </number:text>
      <number:number number:decimal-places="2" number:min-integer-digits="1" number:grouping="true"/>
    </number:number-style>
    <number:number-style style:name="N51P1">
      <number:text>－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2" number:min-integer-digits="1" number:grouping="true"/>
    </number:number-style>
    <number:number-style style:name="N52P1">
      <number:text>     －</number:text>
      <number:number number:decimal-places="2" number:min-integer-digits="1" number:grouping="true"/>
    </number:number-style>
    <number:text-style style:name="N52">
      <number:text>0.00</number:text>
      <style:map style:condition="value()&gt;0" style:apply-style-name="N52P0"/>
      <style:map style:condition="value()&lt;0" style:apply-style-name="N52P1"/>
    </number:text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">
      <number:number number:decimal-places="2" number:min-integer-digits="1"/>
      <number:text> </number:text>
    </number:number-style>
    <number:number-style style:name="N55P0">
      <number:text>   </number:text>
      <number:number number:decimal-places="2" number:min-integer-digits="1" number:grouping="true"/>
    </number:number-style>
    <number:number-style style:name="N55P1">
      <number:text>－</number:text>
      <number:number number:decimal-places="2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 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2" number:min-integer-digits="1" number:grouping="true"/>
    </number:number-style>
    <number:number-style style:name="N57P1">
      <number:text>－  </number:text>
      <number:number number:decimal-places="2" number:min-integer-digits="1" number:grouping="true"/>
    </number:number-style>
    <number:text-style style:name="N57P2">
      <number:text>—</number:text>
    </number:text-style>
    <number:text-style style:name="N57">
      <style:map style:condition="value()&gt;0" style:apply-style-name="N57P0"/>
      <style:map style:condition="value()&lt;0" style:apply-style-name="N57P1"/>
      <style:map style:condition="value()=0" style:apply-style-name="N57P2"/>
    </number:text-style>
    <number:number-style style:name="N58P0">
      <number:number number:decimal-places="2" number:min-integer-digits="1" number:grouping="true"/>
    </number:number-style>
    <number:number-style style:name="N58P1">
      <number:text>   －</number:text>
      <number:number number:decimal-places="2" number:min-integer-digits="1" number:grouping="true"/>
    </number:number-style>
    <number:text-style style:name="N58">
      <number:text>－</number:text>
      <style:map style:condition="value()&gt;0" style:apply-style-name="N58P0"/>
      <style:map style:condition="value()&lt;0" style:apply-style-name="N58P1"/>
    </number:text-style>
    <number:number-style style:name="N59P0">
      <number:number number:decimal-places="2" number:min-integer-digits="1" number:grouping="true"/>
    </number:number-style>
    <number:number-style style:name="N59P1">
      <number:text>－   </number:text>
      <number:number number:decimal-places="2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number number:decimal-places="2" number:min-integer-digits="1" number:grouping="true"/>
    </number:number-style>
    <number:number-style style:name="N60P1">
      <number:text>    －</number:text>
      <number:number number:decimal-places="2" number:min-integer-digits="1" number:grouping="true"/>
    </number:number-style>
    <number:text-style style:name="N60">
      <number:text>－</number:text>
      <style:map style:condition="value()&gt;0" style:apply-style-name="N60P0"/>
      <style:map style:condition="value()&lt;0" style:apply-style-name="N60P1"/>
    </number:text-style>
    <number:number-style style:name="N61P0">
      <number:text>    </number:text>
      <number:number number:decimal-places="2" number:min-integer-digits="1" number:grouping="true"/>
    </number:number-style>
    <number:number-style style:name="N61P1">
      <number:text>－   </number:text>
      <number:number number:decimal-places="2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number number:decimal-places="4" number:min-integer-digits="1" number:grouping="true"/>
    </number:number-style>
    <number:number-style style:name="N62">
      <number:text>-</number:text>
      <number:number number:decimal-places="4" number:min-integer-digits="1" number:grouping="true"/>
      <style:map style:condition="value()&gt;=0" style:apply-style-name="N62P0"/>
    </number:number-style>
    <number:number-style style:name="N63P0">
      <number:text>   </number:text>
      <number:number number:decimal-places="4" number:min-integer-digits="1" number:grouping="true"/>
    </number:number-style>
    <number:number-style style:name="N63P1">
      <number:text>－</number:text>
      <number:number number:decimal-places="4" number:min-integer-digits="1" number:grouping="true"/>
    </number:number-style>
    <number:text-style style:name="N63P2">
      <number:text>—</number:text>
    </number:text-style>
    <number:text-style style:name="N63">
      <style:map style:condition="value()&gt;0" style:apply-style-name="N63P0"/>
      <style:map style:condition="value()&lt;0" style:apply-style-name="N63P1"/>
      <style:map style:condition="value()=0" style:apply-style-name="N63P2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</number:text>
      <number:number number:decimal-places="0" number:min-integer-digits="1" number:grouping="true"/>
    </number:number-style>
    <number:text-style style:name="N64P2">
      <number:text>—</number:text>
    </number:text-style>
    <number:text-style style:name="N64"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5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5P2">
      <number:text> - </number:text>
    </number:text-style>
    <number:text-style style:name="N65">
      <number:text> </number:text>
      <number:text-content/>
      <number:text> </number:text>
      <style:map style:condition="value()&gt;0" style:apply-style-name="N65P0"/>
      <style:map style:condition="value()&lt;0" style:apply-style-name="N65P1"/>
      <style:map style:condition="value()=0" style:apply-style-name="N65P2"/>
    </number:text-style>
    <number:number-style style:name="N66P0">
      <number:number number:decimal-places="0" number:min-integer-digits="1" number:grouping="true">
        <number:embedded-text number:position="0"> </number:embedded-text>
      </number:number>
    </number:number-style>
    <number:number-style style:name="N66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66">
      <number:text>— </number:text>
      <style:map style:condition="value()&gt;0" style:apply-style-name="N66P0"/>
      <style:map style:condition="value()&lt;0" style:apply-style-name="N66P1"/>
    </number:text-style>
    <number:number-style style:name="N67P0">
      <number:number number:decimal-places="0" number:min-integer-digits="1" number:grouping="true">
        <number:embedded-text number:position="0"> </number:embedded-text>
      </number:number>
    </number:number-style>
    <number:number-style style:name="N67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67">
      <number:text>— </number:text>
      <style:map style:condition="value()&gt;0" style:apply-style-name="N67P0"/>
      <style:map style:condition="value()&lt;0" style:apply-style-name="N67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2" style:display-name="千分位 2" style:family="table-cell" style:data-style-name="N35"/>
    <style:style style:name="_21315__20998__20301__91_0_93_" style:display-name="千分位[0]" style:family="table-cell" style:data-style-name="N33"/>
    <style:style style:name="_21315__20998__20301__91_0_93__32_4" style:display-name="千分位[0] 4" style:family="table-cell" style:data-style-name="N53"/>
    <style:style style:name="_21315__20998__20301__91_0_93__96-09" style:display-name="千分位[0]_96-09" style:family="table-cell" style:data-style-name="N65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何袖綾</meta:initial-creator>
    <dc:creator>何袖綾</dc:creator>
    <meta:creation-date>2019-10-04T09:59:55Z</meta:creation-date>
    <dc:date>2019-11-07T06:59:47Z</dc:date>
  </office:meta>
</office:document-meta>
</file>